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es un archivo con extensión ".docx"?</text:p>
      <text:p text:style-name="Standard">a) Un archivo de video.</text:p>
      <text:p text:style-name="Standard">b) Un archivo de texto sin formato.</text:p>
      <text:p text:style-name="Standard">c) Un documento de Microsoft Word.</text:p>
      <text:p text:style-name="Standard">d) Un archivo de imagen.</text:p>
      <text:p text:style-name="Standard"/>
      <text:p text:style-name="Standard">¿Qué tipo de archivo es comúnmente asociado con la extensión ".jpg"?</text:p>
      <text:p text:style-name="Standard">a) Un archivo de texto.</text:p>
      <text:p text:style-name="Standard">b) Una hoja de cálculo.</text:p>
      <text:p text:style-name="Standard">c) Una imagen.</text:p>
      <text:p text:style-name="Standard">d) Un archivo de audio.</text:p>
      <text:p text:style-name="Standard"/>
      <text:p text:style-name="Standard">¿Qué significa la extensión ".pdf"?</text:p>
      <text:p text:style-name="Standard">a) Portable Document Format.</text:p>
      <text:p text:style-name="Standard">b) Program Data File.</text:p>
      <text:p text:style-name="Standard">c) Personal Digital File.</text:p>
      <text:p text:style-name="Standard">d) Print Document File.</text:p>
      <text:p text:style-name="Standard"/>
      <text:p text:style-name="Standard">¿Cuál es la función principal de un archivo con extensión ".exe"?</text:p>
      <text:p text:style-name="Standard">a) Contiene datos de configuración.</text:p>
      <text:p text:style-name="Standard">b) Es un archivo de imagen.</text:p>
      <text:p text:style-name="Standard">c) Ejecuta un programa en Windows.</text:p>
      <text:p text:style-name="Standard">d) Almacena datos de audio.</text:p>
      <text:p text:style-name="Standard"/>
      <text:p text:style-name="Standard">¿Qué tipo de archivo suele tener la extensión ".xlsx"?</text:p>
      <text:p text:style-name="Standard">a) Un archivo de texto.</text:p>
      <text:p text:style-name="Standard">b) Una presentación.</text:p>
      <text:p text:style-name="Standard">c) Una hoja de cálculo de Microsoft Excel.</text:p>
      <text:p text:style-name="Standard">d) Un archivo de audio.</text:p>
      <text:p text:style-name="Standard"/>
      <text:p text:style-name="Standard">¿Qué es un archivo comprimido con extensión ".zip"?</text:p>
      <text:p text:style-name="Standard">a) Un archivo que contiene varios archivos y/o carpetas comprimidos.</text:p>
      <text:p text:style-name="Standard">b) Un archivo de imagen.</text:p>
      <text:p text:style-name="Standard">c) Un documento de texto.</text:p>
      <text:p text:style-name="Standard">d) Un archivo de audio.</text:p>
      <text:p text:style-name="Standard"/>
      <text:p text:style-name="Standard">¿Qué significan los permisos de archivo "lectura", "escritura" y "ejecución" en un sistema operativo?</text:p>
      <text:p text:style-name="Standard">a) Lectura: ver el contenido del archivo, Escritura: modificar el contenido del archivo, Ejecución: ejecutar el archivo como un programa.</text:p>
      <text:p text:style-name="Standard">b) Escritura: ver el contenido del archivo, Lectura: modificar el contenido del archivo, Ejecución: ejecutar el archivo como un programa.</text:p>
      <text:p text:style-name="Standard">c) Lectura: modificar el contenido del archivo, Escritura: ver el contenido del archivo, Ejecución: ejecutar el archivo como un programa.</text:p>
      <text:p text:style-name="Standard">d) Ejecución: ver el contenido del archivo, Escritura: modificar el contenido del archivo, Lectura: ejecutar el archivo como un programa.</text:p>
      <text:p text:style-name="Standard"/>
      <text:p text:style-name="Standard">¿Qué es un archivo con extensión ".txt"?</text:p>
      <text:p text:style-name="Standard">a) Un archivo de audio.</text:p>
      <text:p text:style-name="Standard">b) Un documento de texto sin formato.</text:p>
      <text:p text:style-name="Standard">c) Un archivo de imagen.</text:p>
      <text:p text:style-name="Standard">d) Un archivo ejecutable.</text:p>
      <text:p text:style-name="Standard"><text:soft-page-break/></text:p>
      <text:p text:style-name="Standard">¿Qué tipo de archivo es comúnmente asociado con la extensión ".mp3"?</text:p>
      <text:p text:style-name="Standard">a) Un archivo de video.</text:p>
      <text:p text:style-name="Standard">b) Un archivo de audio.</text:p>
      <text:p text:style-name="Standard">c) Un documento de texto.</text:p>
      <text:p text:style-name="Standard">d) Un archivo de imagen.</text:p>
      <text:p text:style-name="Standard"/>
      <text:p text:style-name="Standard">¿Qué significa la extensión ".html"?</text:p>
      <text:p text:style-name="Standard">a) Hyper Text Markup Language.</text:p>
      <text:p text:style-name="Standard">b) High-Tech Multimedia Link.</text:p>
      <text:p text:style-name="Standard">c) Home Tool Management Language.</text:p>
      <text:p text:style-name="Standard">d) Hybrid Text Mode Link.</text:p>
      <text:p text:style-name="Standard"/>
      <text:p text:style-name="Standard">¿Qué es un archivo con extensión ".csv"?</text:p>
      <text:p text:style-name="Standard">a) Un archivo de audio.</text:p>
      <text:p text:style-name="Standard">b) Un archivo de texto separado por comas.</text:p>
      <text:p text:style-name="Standard">c) Un archivo de imagen.</text:p>
      <text:p text:style-name="Standard">d) Un archivo ejecutable.</text:p>
      <text:p text:style-name="Standard"/>
      <text:p text:style-name="Standard">¿Qué tipo de archivo es comúnmente asociado con la extensión ".pptx"?</text:p>
      <text:p text:style-name="Standard">a) Una hoja de cálculo.</text:p>
      <text:p text:style-name="Standard">b) Una presentación de PowerPoint.</text:p>
      <text:p text:style-name="Standard">c) Un archivo de texto.</text:p>
      <text:p text:style-name="Standard">d) Un archivo de audio.</text:p>
      <text:p text:style-name="Standard"/>
      <text:p text:style-name="Standard">¿Qué es un archivo con extensión ".gif"?</text:p>
      <text:p text:style-name="Standard">a) Un archivo de audio.</text:p>
      <text:p text:style-name="Standard">b) Una imagen animada.</text:p>
      <text:p text:style-name="Standard">c) Un archivo de texto.</text:p>
      <text:p text:style-name="Standard">d) Un archivo ejecutable.</text:p>
      <text:p text:style-name="Standard"/>
      <text:p text:style-name="Standard">¿Qué significan los permisos de archivo "lectura" y "escritura" en un sistema operativo?</text:p>
      <text:p text:style-name="Standard">a) Lectura: ver el contenido del archivo, Escritura: modificar el contenido del archivo.</text:p>
      <text:p text:style-name="Standard">b) Escritura: ver el contenido del archivo, Lectura: modificar el contenido del archivo.</text:p>
      <text:p text:style-name="Standard">c) Lectura: modificar el contenido del archivo, Escritura: ver el contenido del archivo.</text:p>
      <text:p text:style-name="Standard">d) Ejecución: ver el contenido del archivo, Escritura: modificar el contenido del archivo.</text:p>
      <text:p text:style-name="Standard"/>
      <text:p text:style-name="Standard">¿Qué es un archivo con extensión ".png"?</text:p>
      <text:p text:style-name="Standard">a) Un archivo de audio.</text:p>
      <text:p text:style-name="Standard">b) Una imagen sin pérdida de calidad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dll"?</text:p>
      <text:p text:style-name="Standard">a) Un archivo de audio.</text:p>
      <text:p text:style-name="Standard">b) Una biblioteca de enlace dinámico.</text:p>
      <text:p text:style-name="Standard">c) Un archivo de texto.</text:p>
      <text:p text:style-name="Standard">d) Un archivo ejecutable.</text:p>
      <text:p text:style-name="Standard"/>
      <text:p text:style-name="Standard">¿Qué significan los permisos de archivo "lectura" y "ejecución" en un sistema operativo?</text:p>
      <text:p text:style-name="Standard">a) Lectura: ver el contenido del archivo, Ejecución: ejecutar el archivo como un programa.</text:p>
      <text:p text:style-name="Standard">b) Ejecución: ver el contenido del archivo, Lectura: ejecutar el archivo como un programa.</text:p>
      <text:p text:style-name="Standard"><text:soft-page-break/>c) Lectura: ejecutar el archivo como un programa, Ejecución: ver el contenido del archivo.</text:p>
      <text:p text:style-name="Standard">d) Escritura: ver el contenido del archivo, Ejecución: ejecutar el archivo como un programa.</text:p>
      <text:p text:style-name="Standard"/>
      <text:p text:style-name="Standard">¿Qué es un archivo con extensión ".avi"?</text:p>
      <text:p text:style-name="Standard">a) Un archivo de audio.</text:p>
      <text:p text:style-name="Standard">b) Un archivo de video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zip"?</text:p>
      <text:p text:style-name="Standard">a) Un archivo de audio.</text:p>
      <text:p text:style-name="Standard">b) Un archivo comprimido que puede contener múltiples archivos y carpeta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bat"?</text:p>
      <text:p text:style-name="Standard">a) Un archivo de audio.</text:p>
      <text:p text:style-name="Standard">b) Un script de procesamiento por lotes de Window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rar"?</text:p>
      <text:p text:style-name="Standard">a) Un archivo de audio.</text:p>
      <text:p text:style-name="Standard">b) Un archivo comprimido similar al formato ZIP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mp4"?</text:p>
      <text:p text:style-name="Standard">a) Un archivo de audio.</text:p>
      <text:p text:style-name="Standard">b) Un archivo de video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ini"?</text:p>
      <text:p text:style-name="Standard">a) Un archivo de audio.</text:p>
      <text:p text:style-name="Standard">b) Un archivo de configuración utilizado por programas en Window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xml"?</text:p>
      <text:p text:style-name="Standard">a) Un archivo de audio.</text:p>
      <text:p text:style-name="Standard">b) Un archivo utilizado para almacenar y transportar dato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ppt"?</text:p>
      <text:p text:style-name="Standard">a) Un archivo de audio.</text:p>
      <text:p text:style-name="Standard">b) Una presentación de PowerPoint anterior a la versión 2007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cfg"?</text:p>
      <text:p text:style-name="Standard"><text:soft-page-break/>a) Un archivo de audio.</text:p>
      <text:p text:style-name="Standard">b) Un archivo de configuración utilizado por programa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json"?</text:p>
      <text:p text:style-name="Standard">a) Un archivo de audio.</text:p>
      <text:p text:style-name="Standard">b) Un formato de archivo utilizado para el intercambio de datos estructurado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xlsx"?</text:p>
      <text:p text:style-name="Standard">a) Un archivo de audio.</text:p>
      <text:p text:style-name="Standard">b) Una hoja de cálculo de Excel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log"?</text:p>
      <text:p text:style-name="Standard">a) Un archivo de audio.</text:p>
      <text:p text:style-name="Standard">b) Un archivo de registro que registra eventos y acciones.</text:p>
      <text:p text:style-name="Standard">c) Un archivo de texto.</text:p>
      <text:p text:style-name="Standard">d) Un archivo ejecutable.</text:p>
      <text:p text:style-name="Standard"/>
      <text:p text:style-name="Standard">¿Qué es un archivo con extensión ".iso"?</text:p>
      <text:p text:style-name="Standard">a) Un archivo de audio.</text:p>
      <text:p text:style-name="Standard">b) Una imagen de disco que contiene una copia exacta de un CD o DVD.</text:p>
      <text:p text:style-name="Standard">c) Un archivo de texto.</text:p>
      <text:p text:style-name="Standard">d) Un archivo ejecutable.</text:p>
      <text:p text:style-name="Standard"/>
      <text:p text:style-name="Standard">¿Cuál de las siguientes opciones describe mejor el propósito de realizar copias de seguridad en sistemas Windows?</text:p>
      <text:p text:style-name="Standard">a) Liberar espacio en disco.</text:p>
      <text:p text:style-name="Standard">b) Proteger los datos contra pérdidas.</text:p>
      <text:p text:style-name="Standard">c) Acelerar el rendimiento del sistema.</text:p>
      <text:p text:style-name="Standard">d) Incrementar el tamaño de la memoria RAM.</text:p>
      <text:p text:style-name="Standard"/>
      <text:p text:style-name="Standard">¿Cuál es una herramienta integrada en Windows que se puede utilizar para realizar copias de seguridad?</text:p>
      <text:p text:style-name="Standard">a) Microsoft Word.</text:p>
      <text:p text:style-name="Standard">b) File Explorer.</text:p>
      <text:p text:style-name="Standard">c) Paint.</text:p>
      <text:p text:style-name="Standard">d) Windows Backup.</text:p>
      <text:p text:style-name="Standard"/>
      <text:p text:style-name="Standard">¿Qué tipo de archivo se utiliza comúnmente para almacenar una copia de seguridad en Windows?</text:p>
      <text:p text:style-name="Standard">a) .docx</text:p>
      <text:p text:style-name="Standard">b) .exe</text:p>
      <text:p text:style-name="Standard">c) .bak</text:p>
      <text:p text:style-name="Standard">d) .jpg</text:p>
      <text:p text:style-name="Standard"/>
      <text:p text:style-name="Standard">¿Qué opción de copia de seguridad en Windows 10/11 permite realizar copias de seguridad automáticas de archivos personales y de sistema?</text:p>
      <text:p text:style-name="Standard">a) Windows Backup and Restore.</text:p>
      <text:p text:style-name="Standard"><text:soft-page-break/>b) File History.</text:p>
      <text:p text:style-name="Standard">c) System Restore.</text:p>
      <text:p text:style-name="Standard">d) Disk Cleanup.</text:p>
      <text:p text:style-name="Standard"/>
      <text:p text:style-name="Standard">¿Qué es la característica "File History" en Windows 10/11?</text:p>
      <text:p text:style-name="Standard">a) Una función para cambiar el nombre de archivos.</text:p>
      <text:p text:style-name="Standard">b) Un sistema de cifrado de archivos.</text:p>
      <text:p text:style-name="Standard">c) Una herramienta para crear y mantener copias de seguridad de archivos.</text:p>
      <text:p text:style-name="Standard">d) Un programa de edición de imágenes.</text:p>
      <text:p text:style-name="Standard"/>
      <text:p text:style-name="Standard">¿Qué tipo de dispositivos de almacenamiento se pueden utilizar para almacenar copias de seguridad en Windows?</text:p>
      <text:p text:style-name="Standard">a) Solo discos duros externos.</text:p>
      <text:p text:style-name="Standard">b) Solo CDs y DVDs.</text:p>
      <text:p text:style-name="Standard">c) Discos duros externos, unidades de red, unidades flash USB, etc.</text:p>
      <text:p text:style-name="Standard">d) Solo en la nube.</text:p>
      <text:p text:style-name="Standard"/>
      <text:p text:style-name="Standard">¿Cuál de las siguientes afirmaciones es cierta sobre las copias de seguridad en Windows?</text:p>
      <text:p text:style-name="Standard">a) No es necesario comprobar regularmente si las copias de seguridad son exitosas.</text:p>
      <text:p text:style-name="Standard">b) Se deben realizar las copias de seguridad únicamente una vez al año.</text:p>
      <text:p text:style-name="Standard">c) Es importante almacenar las copias de seguridad en el mismo disco que el sistema operativo.</text:p>
      <text:p text:style-name="Standard">d) Las copias de seguridad deben ser probadas regularmente para asegurarse de que se puedan restaurar correctamente.</text:p>
      <text:p text:style-name="Standard"/>
      <text:p text:style-name="Standard">¿Qué es el "Sistema de Archivos de Resilient File System (ReFS)" en Windows?</text:p>
      <text:p text:style-name="Standard">a) Un sistema operativo alternativo a Windows.</text:p>
      <text:p text:style-name="Standard">b) Un sistema de archivos diseñado para mejorar la integridad de los datos y la resistencia contra fallos.</text:p>
      <text:p text:style-name="Standard">c) Un software de edición de video.</text:p>
      <text:p text:style-name="Standard">d) Una herramienta de limpieza de disco.</text:p>
      <text:p text:style-name="Standard"/>
      <text:p text:style-name="Standard">¿Qué característica de Windows 10/11 permite restaurar el sistema a un estado anterior en caso de problemas?</text:p>
      <text:p text:style-name="Standard">a) System Backup.</text:p>
      <text:p text:style-name="Standard">b) System Restore.</text:p>
      <text:p text:style-name="Standard">c) File History.</text:p>
      <text:p text:style-name="Standard">d) Disk Cleanup.</text:p>
      <text:p text:style-name="Standard"/>
      <text:p text:style-name="Standard">¿Cuál es una ventaja de usar un disco duro externo para almacenar copias de seguridad en comparación con la nube?</text:p>
      <text:p text:style-name="Standard">a) Mayor accesibilidad desde cualquier lugar con conexión a internet.</text:p>
      <text:p text:style-name="Standard">b) Mayor velocidad de transferencia de datos.</text:p>
      <text:p text:style-name="Standard">c) Menor riesgo de pérdida de datos debido a problemas de conexión a internet.</text:p>
      <text:p text:style-name="Standard">d) Mayor capacidad de almacenamiento.</text:p>
      <text:p text:style-name="Standard"/>
      <text:p text:style-name="Standard">¿Qué precaución se debe tomar al utilizar dispositivos de almacenamiento externo para copias de seguridad?</text:p>
      <text:p text:style-name="Standard">a) No es necesario ninguna precaución.</text:p>
      <text:p text:style-name="Standard">b) Siempre mantenerlos conectados al sistema.</text:p>
      <text:p text:style-name="Standard">c) Almacenarlos en un lugar seguro y fuera del alcance de posibles daños físicos o robo.</text:p>
      <text:p text:style-name="Standard">d) Mantenerlos expuestos al sol.</text:p>
      <text:p text:style-name="Standard"/>
      <text:p text:style-name="Standard"><text:soft-page-break/>¿Cuál de las siguientes opciones describe mejor la frecuencia recomendada para realizar copias de seguridad?</text:p>
      <text:p text:style-name="Standard">a) Solo cuando el usuario recuerda hacerlo.</text:p>
      <text:p text:style-name="Standard">b) Mensualmente.</text:p>
      <text:p text:style-name="Standard">c) Anualmente.</text:p>
      <text:p text:style-name="Standard">d) Diariamente o con frecuencia regular según la importancia de los datos.</text:p>
      <text:p text:style-name="Standard"/>
      <text:p text:style-name="Standard">¿Cuál de los siguientes tipos de copia de seguridad solo guarda los archivos que han cambiado desde la última copia de seguridad?</text:p>
      <text:p text:style-name="Standard">a) Completa.</text:p>
      <text:p text:style-name="Standard">b) Incremental.</text:p>
      <text:p text:style-name="Standard">c) Diferencial.</text:p>
      <text:p text:style-name="Standard">d) Automática.</text:p>
      <text:p text:style-name="Standard"/>
      <text:p text:style-name="Standard">¿Qué es un "backup image" (imagen de copia de seguridad) en Windows?</text:p>
      <text:p text:style-name="Standard">a) Una copia impresa de archivos importantes.</text:p>
      <text:p text:style-name="Standard">b) Una instantánea de todo el sistema y los datos en un momento determinado.</text:p>
      <text:p text:style-name="Standard">c) Un tipo de archivo de imagen de disco.</text:p>
      <text:p text:style-name="Standard">d) Un respaldo de la configuración del sistema.</text:p>
      <text:p text:style-name="Standard"/>
      <text:p text:style-name="Standard">¿Qué función permite programar copias de seguridad automáticas en Windows?</text:p>
      <text:p text:style-name="Standard">a) Task Manager.</text:p>
      <text:p text:style-name="Standard">b) File Explorer.</text:p>
      <text:p text:style-name="Standard">c) Control Panel.</text:p>
      <text:p text:style-name="Standard">d) Windows Backup and Restore.</text:p>
      <text:p text:style-name="Standard"/>
      <text:p text:style-name="Standard">¿Qué es la restauración del sistema en Windows?</text:p>
      <text:p text:style-name="Standard">a) Una operación que elimina todos los archivos del sistema.</text:p>
      <text:p text:style-name="Standard">b) Un proceso para revertir el sistema a un estado anterior sin afectar los archivos personales del usuario.</text:p>
      <text:p text:style-name="Standard">c) Un procedimiento para actualizar el sistema operativo.</text:p>
      <text:p text:style-name="Standard">d) Una forma de optimizar el rendimiento del sistema.</text:p>
      <text:p text:style-name="Standard"/>
      <text:p text:style-name="Standard">¿Cuál de los siguientes elementos es esencial para una estrategia eficaz de copia de seguridad?</text:p>
      <text:p text:style-name="Standard">a) No realizar pruebas de restauración.</text:p>
      <text:p text:style-name="Standard">b) Ignorar la seguridad física de los dispositivos de almacenamiento.</text:p>
      <text:p text:style-name="Standard">c) Realizar copias de seguridad únicamente de archivos de sistema.</text:p>
      <text:p text:style-name="Standard">d) Planificación y regularidad en las copias de seguridad.</text:p>
      <text:p text:style-name="Standard"/>
      <text:p text:style-name="Standard">¿Qué es la "Copias de seguridad basadas en archivos" en Windows?</text:p>
      <text:p text:style-name="Standard">a) Un tipo de copia de seguridad que guarda todo el contenido del disco duro.</text:p>
      <text:p text:style-name="Standard">b) Un proceso que solo respalda archivos específicos seleccionados por el usuario.</text:p>
      <text:p text:style-name="Standard">c) Un sistema de copias de seguridad que solo funciona con archivos de texto.</text:p>
      <text:p text:style-name="Standard">d) Una función que elimina archivos del sistema durante la copia de seguridad.</text:p>
      <text:p text:style-name="Standard"/>
      <text:p text:style-name="Standard">¿Qué es el "Centro de Seguridad de Windows"?</text:p>
      <text:p text:style-name="Standard">a) Un programa antivirus.</text:p>
      <text:p text:style-name="Standard">b) Una característica de seguridad que impide el acceso a internet.</text:p>
      <text:p text:style-name="Standard">c) Un componente de Windows que supervisa la seguridad del sistema y proporciona recomendaciones.</text:p>
      <text:p text:style-name="Standard">d) Una herramienta para crear copias de seguridad.</text:p>
      <text:p text:style-name="Standard"/>
      <text:p text:style-name="Standard"><text:soft-page-break/>¿Qué precaución se debe tener en cuenta al programar copias de seguridad automáticas en sistemas Windows?</text:p>
      <text:p text:style-name="Standard">a) No es necesario realizar ninguna precaución.</text:p>
      <text:p text:style-name="Standard">b) Asegurarse de que los archivos críticos estén excluidos de la copia de seguridad.</text:p>
      <text:p text:style-name="Standard">c) Programar las copias de seguridad durante el horario laboral.</text:p>
      <text:p text:style-name="Standard">d) No realizar pruebas de restauración.</text:p>
      <text:p text:style-name="Standard"/>
      <text:p text:style-name="Standard">¿Qué es la "Copia de seguridad del sistema" en Windows?</text:p>
      <text:p text:style-name="Standard">a) Una función para proteger archivos de usuario.</text:p>
      <text:p text:style-name="Standard">b) Una herramienta para restaurar el sistema a una fecha específica.</text:p>
      <text:p text:style-name="Standard">c) Una función para crear una imagen completa del sistema y los archivos del usuario.</text:p>
      <text:p text:style-name="Standard">d) Un proceso que elimina archivos temporales del sistema.</text:p>
      <text:p text:style-name="Standard"/>
      <text:p text:style-name="Standard">¿Cuál es una desventaja de utilizar la nube para almacenar copias de seguridad en comparación con los discos duros externos?</text:p>
      <text:p text:style-name="Standard">a) Mayor riesgo de pérdida de datos debido a daños físicos.</text:p>
      <text:p text:style-name="Standard">b) Menor accesibilidad desde cualquier lugar con conexión a internet.</text:p>
      <text:p text:style-name="Standard">c) Menor capacidad de almacenamiento.</text:p>
      <text:p text:style-name="Standard">d) Dependencia de la velocidad de conexión a internet para la transferencia de datos.</text:p>
      <text:p text:style-name="Standard"/>
      <text:p text:style-name="Standard">¿Cuál de las siguientes opciones describe mejor la diferencia entre una copia de seguridad completa y una copia de seguridad incremental?</text:p>
      <text:p text:style-name="Standard">a) La copia de seguridad completa guarda todos los archivos, mientras que la incremental solo guarda los archivos modificados desde la última copia.</text:p>
      <text:p text:style-name="Standard">b) La copia de seguridad completa solo guarda archivos específicos seleccionados por el usuario, mientras que la incremental guarda todo el contenido del disco duro.</text:p>
      <text:p text:style-name="Standard">c) La copia de seguridad completa es más rápida que la incremental.</text:p>
      <text:p text:style-name="Standard">d) La copia de seguridad incremental es más segura que la completa.</text:p>
      <text:p text:style-name="Standard"/>
      <text:p text:style-name="Standard">¿Por qué es importante almacenar las copias de seguridad en un lugar seguro?</text:p>
      <text:p text:style-name="Standard">a) Para facilitar el acceso rápido a los archivos.</text:p>
      <text:p text:style-name="Standard">b) Para garantizar que los archivos ocupen menos espacio.</text:p>
      <text:p text:style-name="Standard">c) Para proteger los datos de posibles daños o robo.</text:p>
      <text:p text:style-name="Standard">d) Para mejorar el rendimiento del sistema.</text:p>
      <text:p text:style-name="Standard"/>
      <text:p text:style-name="Standard">¿Cuál es una función importante de una estrategia de copia de seguridad?</text:p>
      <text:p text:style-name="Standard">a) Realizar copias de seguridad solo de archivos de sistema.</text:p>
      <text:p text:style-name="Standard">b) No realizar pruebas de restauración.</text:p>
      <text:p text:style-name="Standard">c) Planificación y regularidad en las copias de seguridad.</text:p>
      <text:p text:style-name="Standard">d) Utilizar un único método de copia de seguridad sin variaciones.</text:p>
      <text:p text:style-name="Standard"/>
      <text:p text:style-name="Standard">¿Qué es la "Recuperación de Archivos" en Windows?</text:p>
      <text:p text:style-name="Standard">a) Un proceso para recuperar archivos eliminados de la Papelera de reciclaje.</text:p>
      <text:p text:style-name="Standard">b) Una herramienta para comprimir archivos.</text:p>
      <text:p text:style-name="Standard">c) Un programa de edición de imágenes.</text:p>
      <text:p text:style-name="Standard">d) Una característica que protege contra virus.</text:p>
      <text:p text:style-name="Standard"/>
      <text:p text:style-name="Standard">¿Qué precaución se debe tomar al realizar una copia de seguridad en un disco duro externo?</text:p>
      <text:p text:style-name="Standard">a) Mantener el disco duro conectado al sistema todo el tiempo.</text:p>
      <text:p text:style-name="Standard">b) Almacenarlo en un lugar expuesto al calor y la humedad.</text:p>
      <text:p text:style-name="Standard">c) No es necesario tomar precauciones adicionales.</text:p>
      <text:p text:style-name="Standard">d) Almacenarlo en un lugar seguro y fuera del alcance de posibles daños físicos o robo.</text:p>
      <text:p text:style-name="Standard"><text:soft-page-break/></text:p>
      <text:p text:style-name="Standard">¿Qué es el "Historial de archivos" en Windows?</text:p>
      <text:p text:style-name="Standard">a) Un registro de todos los archivos descargados de internet.</text:p>
      <text:p text:style-name="Standard">b) Una lista de archivos temporales.</text:p>
      <text:p text:style-name="Standard">c) Una característica para mantener versiones anteriores de archivos.</text:p>
      <text:p text:style-name="Standard">d) Un registro de todos los archivos del sistema.</text:p>
      <text:p text:style-name="Standard"/>
      <text:p text:style-name="Standard">¿Qué es la "Copia de seguridad diferencial" en Windows?</text:p>
      <text:p text:style-name="Standard">a) Un tipo de copia de seguridad que guarda todos los archivos cada vez.</text:p>
      <text:p text:style-name="Standard">b) Un proceso que elimina archivos del sistema durante la copia de seguridad.</text:p>
      <text:p text:style-name="Standard">c) Una copia de seguridad que guarda solo los archivos modificados desde la última copia completa.</text:p>
      <text:p text:style-name="Standard">d) Una herramienta para eliminar archivos duplicados.</text:p>
      <text:p text:style-name="Standard"/>
      <text:p text:style-name="Standard">¿Cuál de las siguientes opciones describe mejor el propósito de la restauración del sistema en Windows?</text:p>
      <text:p text:style-name="Standard">a) Restaurar archivos individuales eliminados accidentalmente.</text:p>
      <text:p text:style-name="Standard">b) Restaurar el sistema a un estado anterior en caso de problemas.</text:p>
      <text:p text:style-name="Standard">c) Restaurar el sistema operativo a su configuración predeterminada.</text:p>
      <text:p text:style-name="Standard">d) Realizar copias de seguridad de archivos importantes.</text:p>
      <text:p text:style-name="Standard"/>
      <text:p text:style-name="Standard"/>
      <text:p text:style-name="Standard">¿Qué es la clonación de un disco en informática?</text:p>
      <text:p text:style-name="Standard">a) Crear una copia de seguridad de los archivos.</text:p>
      <text:p text:style-name="Standard">b) Crear una copia exacta de un disco duro en otro.</text:p>
      <text:p text:style-name="Standard">c) Crear una copia de seguridad en la nube.</text:p>
      <text:p text:style-name="Standard">d) Borrar todos los archivos de un disco duro.</text:p>
      <text:p text:style-name="Standard"/>
      <text:p text:style-name="Standard">¿Cuál es el propósito principal de clonar un disco?</text:p>
      <text:p text:style-name="Standard">a) Acelerar el rendimiento del disco duro.</text:p>
      <text:p text:style-name="Standard">b) Incrementar el espacio de almacenamiento.</text:p>
      <text:p text:style-name="Standard">c) Realizar una copia de seguridad de los archivos.</text:p>
      <text:p text:style-name="Standard">d) Transferir todo el contenido de un disco a otro.</text:p>
      <text:p text:style-name="Standard"/>
      <text:p text:style-name="Standard">¿Cuál de las siguientes herramientas es comúnmente utilizada para clonar discos en sistemas Windows?</text:p>
      <text:p text:style-name="Standard">a) Clonezilla.</text:p>
      <text:p text:style-name="Standard">b) Time Machine.</text:p>
      <text:p text:style-name="Standard">c) SuperDuper.</text:p>
      <text:p text:style-name="Standard">d) Carbon Copy Cloner.</text:p>
      <text:p text:style-name="Standard"/>
      <text:p text:style-name="Standard">¿Qué tipo de clonación copia solo los sectores ocupados del disco en lugar de todo el disco?</text:p>
      <text:p text:style-name="Standard">a) Clonación completa.</text:p>
      <text:p text:style-name="Standard">b) Clonación rápida.</text:p>
      <text:p text:style-name="Standard">c) Clonación diferencial.</text:p>
      <text:p text:style-name="Standard">d) Clonación incremental.</text:p>
      <text:p text:style-name="Standard"/>
      <text:p text:style-name="Standard">¿Cuál es una ventaja de la clonación diferencial sobre la clonación completa?</text:p>
      <text:p text:style-name="Standard">a) Es más rápida.</text:p>
      <text:p text:style-name="Standard">b) Ocupa menos espacio de almacenamiento.</text:p>
      <text:p text:style-name="Standard">c) Permite restaurar el sistema a múltiples puntos en el tiempo.</text:p>
      <text:p text:style-name="Standard">d) Copia todos los archivos del disco, incluyendo los vacíos.</text:p>
      <text:p text:style-name="Standard"/>
      <text:p text:style-name="Standard"><text:soft-page-break/>¿Cuál es una desventaja de la clonación rápida?</text:p>
      <text:p text:style-name="Standard">a) Toma más tiempo que la clonación completa.</text:p>
      <text:p text:style-name="Standard">b) No copia todos los archivos del disco.</text:p>
      <text:p text:style-name="Standard">c) Requiere más espacio de almacenamiento.</text:p>
      <text:p text:style-name="Standard">d) No permite restaurar el sistema a múltiples puntos en el tiempo.</text:p>
      <text:p text:style-name="Standard"/>
      <text:p text:style-name="Standard">¿Qué es un sistema de archivos en informática?</text:p>
      <text:p text:style-name="Standard">a) Un sistema para ordenar los archivos en una carpeta.</text:p>
      <text:p text:style-name="Standard">b) Una herramienta de búsqueda de archivos.</text:p>
      <text:p text:style-name="Standard">c) Un conjunto de reglas que controla cómo se almacenan y organizan los datos en un disco.</text:p>
      <text:p text:style-name="Standard">d) Un programa para comprimir archivos.</text:p>
      <text:p text:style-name="Standard"/>
      <text:p text:style-name="Standard">¿Qué función realiza el sistema de archivos en un disco duro?</text:p>
      <text:p text:style-name="Standard">a) Organiza los archivos en carpetas.</text:p>
      <text:p text:style-name="Standard">b) Controla la ubicación física de los archivos en el disco.</text:p>
      <text:p text:style-name="Standard">c) Comprime los archivos para ahorrar espacio.</text:p>
      <text:p text:style-name="Standard">d) Restringe el acceso a ciertos archivos.</text:p>
      <text:p text:style-name="Standard"/>
      <text:p text:style-name="Standard">¿Cuál de los siguientes sistemas de archivos es utilizado por defecto en Windows?</text:p>
      <text:p text:style-name="Standard">a) NTFS.</text:p>
      <text:p text:style-name="Standard">b) FAT32.</text:p>
      <text:p text:style-name="Standard">c) HFS+.</text:p>
      <text:p text:style-name="Standard">d) Ext4.</text:p>
      <text:p text:style-name="Standard"/>
      <text:p text:style-name="Standard">¿Cuál es una ventaja de NTFS sobre FAT32?</text:p>
      <text:p text:style-name="Standard">a) Mayor compatibilidad con otros sistemas operativos.</text:p>
      <text:p text:style-name="Standard">b) Mayor límite de tamaño de archivo y tamaño de volumen.</text:p>
      <text:p text:style-name="Standard">c) Mayor velocidad de acceso a los archivos.</text:p>
      <text:p text:style-name="Standard">d) Mejor compresión de archivos.</text:p>
      <text:p text:style-name="Standard"/>
      <text:p text:style-name="Standard">¿Qué sistema de archivos es comúnmente utilizado en dispositivos USB y tarjetas de memoria?</text:p>
      <text:p text:style-name="Standard">a) NTFS.</text:p>
      <text:p text:style-name="Standard">b) FAT32.</text:p>
      <text:p text:style-name="Standard">c) exFAT.</text:p>
      <text:p text:style-name="Standard">d) HFS+.</text:p>
      <text:p text:style-name="Standard"/>
      <text:p text:style-name="Standard">¿Qué sistema de archivos es comúnmente utilizado en sistemas operativos macOS?</text:p>
      <text:p text:style-name="Standard">a) NTFS.</text:p>
      <text:p text:style-name="Standard">b) FAT32.</text:p>
      <text:p text:style-name="Standard">c) HFS+.</text:p>
      <text:p text:style-name="Standard">d) ext4.</text:p>
      <text:p text:style-name="Standard"/>
      <text:p text:style-name="Standard">¿Cuál de los siguientes sistemas de archivos es compatible con la mayoría de los sistemas operativos modernos?</text:p>
      <text:p text:style-name="Standard">a) NTFS.</text:p>
      <text:p text:style-name="Standard">b) FAT32.</text:p>
      <text:p text:style-name="Standard">c) HFS+.</text:p>
      <text:p text:style-name="Standard">d) ext4.</text:p>
      <text:p text:style-name="Standard"/>
      <text:p text:style-name="Standard">¿Qué es la fragmentación de archivos en un sistema de archivos?</text:p>
      <text:p text:style-name="Standard">a) El proceso de comprimir archivos para ahorrar espacio.</text:p>
      <text:p text:style-name="Standard">b) La pérdida de archivos debido a errores del disco duro.</text:p>
      <text:p text:style-name="Standard"><text:soft-page-break/>c) La división de archivos en partes dispersas en el disco.</text:p>
      <text:p text:style-name="Standard">d) El proceso de eliminar archivos duplicados.</text:p>
      <text:p text:style-name="Standard"/>
      <text:p text:style-name="Standard">¿Cuál de las siguientes afirmaciones sobre la fragmentación de archivos es verdadera?</text:p>
      <text:p text:style-name="Standard">a) Afecta principalmente a los archivos pequeños.</text:p>
      <text:p text:style-name="Standard">b) Acelera el acceso a los archivos en el disco.</text:p>
      <text:p text:style-name="Standard">c) Puede ralentizar el acceso a los archivos en el disco.</text:p>
      <text:p text:style-name="Standard">d) Solo ocurre en sistemas de archivos exFAT.</text:p>
      <text:p text:style-name="Standard"/>
      <text:p text:style-name="Standard">¿Qué es el formato de un disco en informática?</text:p>
      <text:p text:style-name="Standard">a) El tamaño físico del disco.</text:p>
      <text:p text:style-name="Standard">b) El proceso de borrar todos los datos del disco y prepararlo para su uso.</text:p>
      <text:p text:style-name="Standard">c) El tipo de sistema de archivos utilizado en el disco.</text:p>
      <text:p text:style-name="Standard">d) El número de sectores en el disco.</text:p>
      <text:p text:style-name="Standard"/>
      <text:p text:style-name="Standard">¿Cuál de los siguientes sistemas de archivos es más apropiado para discos duros de gran capacidad?</text:p>
      <text:p text:style-name="Standard">a) FAT32.</text:p>
      <text:p text:style-name="Standard">b) NTFS.</text:p>
      <text:p text:style-name="Standard">c) exFAT.</text:p>
      <text:p text:style-name="Standard">d) HFS+.</text:p>
      <text:p text:style-name="Standard"/>
      <text:p text:style-name="Standard">¿Qué es el "journaling" en un sistema de archivos?</text:p>
      <text:p text:style-name="Standard">a) Un registro de todas las acciones realizadas en el sistema.</text:p>
      <text:p text:style-name="Standard">b) Un proceso para comprimir archivos.</text:p>
      <text:p text:style-name="Standard">c) Un mecanismo para proteger los datos contra la corrupción del sistema de archivos.</text:p>
      <text:p text:style-name="Standard">d) Una función para ocultar archivos del sistema.</text:p>
      <text:p text:style-name="Standard"/>
      <text:p text:style-name="Standard">¿Cuál es una ventaja del sistema de archivos exFAT sobre FAT32?</text:p>
      <text:p text:style-name="Standard">a) Mayor compatibilidad con dispositivos macOS.</text:p>
      <text:p text:style-name="Standard">b) Mayor límite de tamaño de archivo y tamaño de volumen.</text:p>
      <text:p text:style-name="Standard">c) Mejor rendimiento en discos duros de gran capacidad.</text:p>
      <text:p text:style-name="Standard">d) Mejor compatibilidad con sistemas operativos Windows antiguos.</text:p>
      <text:p text:style-name="Standard"/>
      <text:p text:style-name="Standard">¿Qué es el "filesystem check" (fsck) en sistemas basados en Unix/Linux?</text:p>
      <text:p text:style-name="Standard">a) Un programa para comprobar y reparar la integridad del sistema de archivos.</text:p>
      <text:p text:style-name="Standard">b) Un sistema de compresión de archivos.</text:p>
      <text:p text:style-name="Standard">c) Una herramienta para borrar archivos temporales.</text:p>
      <text:p text:style-name="Standard">d) Un registro de todas las acciones realizadas en el sistema.</text:p>
      <text:p text:style-name="Standard"/>
      <text:p text:style-name="Standard">¿Cuál de los siguientes sistemas de archivos es más apropiado para discos ópticos como CDs y DVDs?</text:p>
      <text:p text:style-name="Standard">a) NTFS.</text:p>
      <text:p text:style-name="Standard">b) FAT32.</text:p>
      <text:p text:style-name="Standard">c) ISO 9660.</text:p>
      <text:p text:style-name="Standard">d) HFS+.</text:p>
      <text:p text:style-name="Standard"/>
      <text:p text:style-name="Standard">¿Qué es el "filesystem defragmentation" en sistemas de archivos como NTFS?</text:p>
      <text:p text:style-name="Standard">a) Un proceso para eliminar archivos duplicados.</text:p>
      <text:p text:style-name="Standard">b) Un proceso para desfragmentar archivos individuales.</text:p>
      <text:p text:style-name="Standard">c) Un proceso para organizar y reordenar los datos en el disco para mejorar el rendimiento.</text:p>
      <text:p text:style-name="Standard">d) Un registro de todas las acciones realizadas en el sistema de archivos.</text:p>
      <text:p text:style-name="Standard"/>
      <text:p text:style-name="Standard"><text:soft-page-break/>¿Cuál de los siguientes sistemas de archivos es utilizado por defecto en sistemas operativos Linux?</text:p>
      <text:p text:style-name="Standard">a) NTFS.</text:p>
      <text:p text:style-name="Standard">b) FAT32.</text:p>
      <text:p text:style-name="Standard">c) ext4.</text:p>
      <text:p text:style-name="Standard">d) exFAT.</text:p>
      <text:p text:style-name="Standard"/>
      <text:p text:style-name="Standard">¿Qué es el "cluster" en un sistema de archivos?</text:p>
      <text:p text:style-name="Standard">a) Un grupo de sectores contiguos en el disco.</text:p>
      <text:p text:style-name="Standard">b) Un tipo de archivo comprimido.</text:p>
      <text:p text:style-name="Standard">c) Un programa de edición de imágenes.</text:p>
      <text:p text:style-name="Standard">d) Un sistema de copia de seguridad.</text:p>
      <text:p text:style-name="Standard"/>
      <text:p text:style-name="Standard">¿Cuál es una característica del sistema de archivos HFS+ utilizado en macOS?</text:p>
      <text:p text:style-name="Standard">a) Journaling.</text:p>
      <text:p text:style-name="Standard">b) Fragmentación de archivos.</text:p>
      <text:p text:style-name="Standard">c) Soporte para archivos de gran tamaño.</text:p>
      <text:p text:style-name="Standard">d) Incompatibilidad con discos duros externos.</text:p>
      <text:p text:style-name="Standard"/>
      <text:p text:style-name="Standard">¿Qué es el "inode" en sistemas de archivos como ext4 en Linux?</text:p>
      <text:p text:style-name="Standard">a) Una lista de todos los archivos en el disco.</text:p>
      <text:p text:style-name="Standard">b) Un registro de todas las acciones realizadas en el sistema.</text:p>
      <text:p text:style-name="Standard">c) Una estructura de datos que contiene información sobre un archivo o directorio.</text:p>
      <text:p text:style-name="Standard">d) Un sistema para ordenar los archivos en una carpeta.</text:p>
      <text:p text:style-name="Standard"/>
      <text:p text:style-name="Standard">¿Qué es el "allocation unit size" en sistemas de archivos como NTFS?</text:p>
      <text:p text:style-name="Standard">a) El tamaño máximo de un archivo en el disco.</text:p>
      <text:p text:style-name="Standard">b) El tamaño mínimo de un archivo en el disco.</text:p>
      <text:p text:style-name="Standard">c) El tamaño de un sector en el disco.</text:p>
      <text:p text:style-name="Standard">d) El tamaño de un cluster en el disco.</text:p>
      <text:p text:style-name="Standard"/>
      <text:p text:style-name="Standard">¿Qué es el "mount point" en sistemas de archivos Unix/Linux?</text:p>
      <text:p text:style-name="Standard">a) Un punto de acceso al sistema de archivos.</text:p>
      <text:p text:style-name="Standard">b) Un registro de todas las acciones realizadas en el sistema.</text:p>
      <text:p text:style-name="Standard">c) Un sistema de compresión de archivos.</text:p>
      <text:p text:style-name="Standard">d) Un tipo de archivo especial.</text:p>
      <text:p text:style-name="Standard"/>
      <text:p text:style-name="Standard">¿Cuál de las siguientes afirmaciones sobre el sistema de archivos NTFS es verdadera?</text:p>
      <text:p text:style-name="Standard">a) Es incompatible con discos duros externos.</text:p>
      <text:p text:style-name="Standard">b) No soporta archivos de gran tamaño.</text:p>
      <text:p text:style-name="Standard">c) Permite la compresión de archivos.</text:p>
      <text:p text:style-name="Standard">d) No admite la fragmentación de archivos.</text:p>
      <text:p text:style-name="Standard"/>
      <text:p text:style-name="Standard">¿Qué es el "root directory" en un sistema de archivos?</text:p>
      <text:p text:style-name="Standard">a) El directorio principal que contiene todos los demás archivos y directorios.</text:p>
      <text:p text:style-name="Standard">b) Un directorio oculto utilizado por el sistema operativo.</text:p>
      <text:p text:style-name="Standard">c) Un registro de todas las acciones realizadas en el sistema de archivos.</text:p>
      <text:p text:style-name="Standard">d) Un directorio especial reservado para archivos de sistema.</text:p>
      <text:p text:style-name="Standard"/>
      <text:p text:style-name="Standard"/>
      <text:p text:style-name="Standard">¿Qué es una partición en un disco duro?</text:p>
      <text:p text:style-name="Standard">a) Una unidad de almacenamiento óptico.</text:p>
      <text:p text:style-name="Standard">b) Un área reservada para el sistema operativo.</text:p>
      <text:p text:style-name="Standard"><text:soft-page-break/>c) Una sección lógica del disco que se puede usar para almacenar datos.</text:p>
      <text:p text:style-name="Standard">d) Una herramienta de copia de seguridad.</text:p>
      <text:p text:style-name="Standard"/>
      <text:p text:style-name="Standard">¿Cuál es el propósito principal de crear particiones en un disco duro?</text:p>
      <text:p text:style-name="Standard">a) Aumentar la velocidad de lectura y escritura.</text:p>
      <text:p text:style-name="Standard">b) Facilitar la organización y gestión de datos.</text:p>
      <text:p text:style-name="Standard">c) Reducir el tamaño total del disco.</text:p>
      <text:p text:style-name="Standard">d) Mejorar la seguridad del sistema.</text:p>
      <text:p text:style-name="Standard"/>
      <text:p text:style-name="Standard">¿Cuál de los siguientes no es un tipo común de partición en sistemas de Windows?</text:p>
      <text:p text:style-name="Standard">a) FAT32.</text:p>
      <text:p text:style-name="Standard">b) NTFS.</text:p>
      <text:p text:style-name="Standard">c) ext4.</text:p>
      <text:p text:style-name="Standard">d) exFAT.</text:p>
      <text:p text:style-name="Standard"/>
      <text:p text:style-name="Standard">¿Qué función de accesibilidad permite aumentar el tamaño del texto en Windows?</text:p>
      <text:p text:style-name="Standard">a) Lupa.</text:p>
      <text:p text:style-name="Standard">b) Alto contraste.</text:p>
      <text:p text:style-name="Standard">c) Narrador.</text:p>
      <text:p text:style-name="Standard">d) Ampliación de texto.</text:p>
      <text:p text:style-name="Standard"/>
      <text:p text:style-name="Standard">¿Cuál es la herramienta de accesibilidad en Windows que lee en voz alta el texto en la pantalla?</text:p>
      <text:p text:style-name="Standard">a) Lupa.</text:p>
      <text:p text:style-name="Standard">b) Ampliación de texto.</text:p>
      <text:p text:style-name="Standard">c) Narrador.</text:p>
      <text:p text:style-name="Standard">d) Teclado en pantalla.</text:p>
      <text:p text:style-name="Standard"/>
      <text:p text:style-name="Standard">¿Qué función de accesibilidad permite cambiar el color y el contraste del sistema operativo en Windows?</text:p>
      <text:p text:style-name="Standard">a) Lupa.</text:p>
      <text:p text:style-name="Standard">b) Ampliación de texto.</text:p>
      <text:p text:style-name="Standard">c) Narrador.</text:p>
      <text:p text:style-name="Standard">d) Alto contraste.</text:p>
      <text:p text:style-name="Standard"/>
      <text:p text:style-name="Standard">¿Qué herramienta de accesibilidad en Windows permite controlar el mouse con el teclado?</text:p>
      <text:p text:style-name="Standard">a) Lupa.</text:p>
      <text:p text:style-name="Standard">b) Teclado en pantalla.</text:p>
      <text:p text:style-name="Standard">c) Narrador.</text:p>
      <text:p text:style-name="Standard">d) Ampliación de texto.</text:p>
      <text:p text:style-name="Standard"/>
      <text:p text:style-name="Standard">¿Qué función de accesibilidad permite personalizar las combinaciones de teclas para facilitar su uso en Windows?</text:p>
      <text:p text:style-name="Standard">a) Lupa.</text:p>
      <text:p text:style-name="Standard">b) Ampliación de texto.</text:p>
      <text:p text:style-name="Standard">c) Narrador.</text:p>
      <text:p text:style-name="Standard">d) Teclas de filtro.</text:p>
      <text:p text:style-name="Standard"/>
      <text:p text:style-name="Standard">¿Cuál es la herramienta de accesibilidad en Windows que proporciona una representación visual del sonido en la pantalla?</text:p>
      <text:p text:style-name="Standard">a) Lupa.</text:p>
      <text:p text:style-name="Standard">b) Narrador.</text:p>
      <text:p text:style-name="Standard">c) Ampliación de texto.</text:p>
      <text:p text:style-name="Standard"><text:soft-page-break/>d) Indicador de sonido.</text:p>
      <text:p text:style-name="Standard"/>
      <text:p text:style-name="Standard">¿Qué función de accesibilidad en Windows permite ajustar la sensibilidad del teclado y del ratón?</text:p>
      <text:p text:style-name="Standard">a) Lupa.</text:p>
      <text:p text:style-name="Standard">b) Ampliación de texto.</text:p>
      <text:p text:style-name="Standard">c) Narrador.</text:p>
      <text:p text:style-name="Standard">d) Filtros de entrada.</text:p>
      <text:p text:style-name="Standard"/>
      <text:p text:style-name="Standard">¿Cuál es la función de accesibilidad que permite activar un teclado virtual en la pantalla en Windows?</text:p>
      <text:p text:style-name="Standard">a) Narrador.</text:p>
      <text:p text:style-name="Standard">b) Ampliación de texto.</text:p>
      <text:p text:style-name="Standard">c) Teclado en pantalla.</text:p>
      <text:p text:style-name="Standard">d) Lupa.</text:p>
      <text:p text:style-name="Standard"/>
      <text:p text:style-name="Standard">¿Qué herramienta de accesibilidad en Windows permite reemplazar el uso del mouse con movimientos de la cabeza?</text:p>
      <text:p text:style-name="Standard">a) Lupa.</text:p>
      <text:p text:style-name="Standard">b) Ampliación de texto.</text:p>
      <text:p text:style-name="Standard">c) Narrador.</text:p>
      <text:p text:style-name="Standard">d) Control de la cabeza.</text:p>
      <text:p text:style-name="Standard"/>
      <text:p text:style-name="Standard">¿Cuál es la función de accesibilidad que permite ajustar la velocidad de respuesta del teclado en Windows?</text:p>
      <text:p text:style-name="Standard">a) Ampliación de texto.</text:p>
      <text:p text:style-name="Standard">b) Filtros de entrada.</text:p>
      <text:p text:style-name="Standard">c) Lupa.</text:p>
      <text:p text:style-name="Standard">d) Narrador.</text:p>
      <text:p text:style-name="Standard"/>
      <text:p text:style-name="Standard">¿Qué herramienta de accesibilidad en Windows permite grabar y reproducir mensajes de voz?</text:p>
      <text:p text:style-name="Standard">a) Narrador.</text:p>
      <text:p text:style-name="Standard">b) Ampliación de texto.</text:p>
      <text:p text:style-name="Standard">c) Reconocimiento de voz.</text:p>
      <text:p text:style-name="Standard">d) Indicador de sonido.</text:p>
      <text:p text:style-name="Standard"/>
      <text:p text:style-name="Standard">¿Cuál es la función de accesibilidad que proporciona una descripción de voz de los eventos en la pantalla?</text:p>
      <text:p text:style-name="Standard">a) Narrador.</text:p>
      <text:p text:style-name="Standard">b) Ampliación de texto.</text:p>
      <text:p text:style-name="Standard">c) Lupa.</text:p>
      <text:p text:style-name="Standard">d) Control de la cabeza.</text:p>
      <text:p text:style-name="Standard"/>
      <text:p text:style-name="Standard">¿Qué función de accesibilidad en Windows permite ajustar el tamaño y la forma del puntero del mouse?</text:p>
      <text:p text:style-name="Standard">a) Lupa.</text:p>
      <text:p text:style-name="Standard">b) Ampliación de texto.</text:p>
      <text:p text:style-name="Standard">c) Narrador.</text:p>
      <text:p text:style-name="Standard">d) Punta del mouse.</text:p>
      <text:p text:style-name="Standard"/>
      <text:p text:style-name="Standard">¿Cuál es la herramienta de accesibilidad en Windows que permite controlar la computadora mediante comandos de voz?</text:p>
      <text:p text:style-name="Standard">a) Reconocimiento de voz.</text:p>
      <text:p text:style-name="Standard"><text:soft-page-break/>b) Ampliación de texto.</text:p>
      <text:p text:style-name="Standard">c) Narrador.</text:p>
      <text:p text:style-name="Standard">d) Lupa.</text:p>
      <text:p text:style-name="Standard"/>
      <text:p text:style-name="Standard">¿Qué función de accesibilidad en Windows permite filtrar pulsaciones de teclas repetidas en rápido sucesión?</text:p>
      <text:p text:style-name="Standard">a) Filtros de entrada.</text:p>
      <text:p text:style-name="Standard">b) Ampliación de texto.</text:p>
      <text:p text:style-name="Standard">c) Narrador.</text:p>
      <text:p text:style-name="Standard">d) Control de la cabeza.</text:p>
      <text:p text:style-name="Standard"/>
      <text:p text:style-name="Standard">¿Cuál es la herramienta de accesibilidad en Windows que proporciona una representación visual de las palabras pronunciadas?</text:p>
      <text:p text:style-name="Standard">a) Subtítulos en vivo.</text:p>
      <text:p text:style-name="Standard">b) Ampliación de texto.</text:p>
      <text:p text:style-name="Standard">c) Narrador.</text:p>
      <text:p text:style-name="Standard">d) Lupa.</text:p>
      <text:p text:style-name="Standard"/>
      <text:p text:style-name="Standard">¿Qué función de accesibilidad en Windows permite ajustar el tiempo de espera para aceptar una pulsación de tecla?</text:p>
      <text:p text:style-name="Standard">a) Ampliación de texto.</text:p>
      <text:p text:style-name="Standard">b) Filtros de entrada.</text:p>
      <text:p text:style-name="Standard">c) Narrador.</text:p>
      <text:p text:style-name="Standard">d) Lupa.</text:p>
      <text:p text:style-name="Standard"/>
      <text:p text:style-name="Standard">¿Cuál es la herramienta de accesibilidad en Windows que proporciona una guía visual para mejorar la lectura en pantalla?</text:p>
      <text:p text:style-name="Standard">a) Lupa.</text:p>
      <text:p text:style-name="Standard">b) Ampliación de texto.</text:p>
      <text:p text:style-name="Standard">c) Narrador.</text:p>
      <text:p text:style-name="Standard">d) Leído en voz alta.</text:p>
      <text:p text:style-name="Standard"/>
      <text:p text:style-name="Standard">¿Qué función de accesibilidad en Windows permite habilitar subtítulos en vivo para personas con problemas de audición?</text:p>
      <text:p text:style-name="Standard">a) Narrador.</text:p>
      <text:p text:style-name="Standard">b) Ampliación de texto.</text:p>
      <text:p text:style-name="Standard">c) Subtítulos en vivo.</text:p>
      <text:p text:style-name="Standard">d) Lupa.</text:p>
      <text:p text:style-name="Standard"/>
      <text:p text:style-name="Standard">¿Cuál es la herramienta de accesibilidad en Windows que permite marcar elementos en pantalla mediante sonidos?</text:p>
      <text:p text:style-name="Standard">a) Indicador de sonido.</text:p>
      <text:p text:style-name="Standard">b) Ampliación de texto.</text:p>
      <text:p text:style-name="Standard">c) Narrador.</text:p>
      <text:p text:style-name="Standard">d) Lupa.</text:p>
      <text:p text:style-name="Standard"/>
      <text:p text:style-name="Standard">¿Qué función de accesibilidad en Windows permite ajustar la velocidad de lectura de texto en voz alta?</text:p>
      <text:p text:style-name="Standard">a) Ampliación de texto.</text:p>
      <text:p text:style-name="Standard">b) Lupa.</text:p>
      <text:p text:style-name="Standard">c) Narrador.</text:p>
      <text:p text:style-name="Standard">d) Velocidad de voz.</text:p>
      <text:p text:style-name="Standard"><text:soft-page-break/></text:p>
      <text:p text:style-name="Standard">¿Cuál es la herramienta de accesibilidad en Windows que permite identificar visualmente las teclas presionadas en el teclado?</text:p>
      <text:p text:style-name="Standard">a) Teclas de filtro.</text:p>
      <text:p text:style-name="Standard">b) Ampliación de texto.</text:p>
      <text:p text:style-name="Standard">c) Narrador.</text:p>
      <text:p text:style-name="Standard">d) Teclado en pantalla.</text:p>
      <text:p text:style-name="Standard"/>
      <text:p text:style-name="Standard">¿Qué función de accesibilidad en Windows permite ajustar el tamaño y la ubicación de la barra de tareas?</text:p>
      <text:p text:style-name="Standard">a) Ampliación de texto.</text:p>
      <text:p text:style-name="Standard">b) Narrador.</text:p>
      <text:p text:style-name="Standard">c) Lupa.</text:p>
      <text:p text:style-name="Standard">d) Configuración de la barra de tareas.</text:p>
      <text:p text:style-name="Standard"/>
      <text:p text:style-name="Standard">¿Cuál es la herramienta de accesibilidad en Windows que proporciona una descripción verbal de lo que está sucediendo en la pantalla?</text:p>
      <text:p text:style-name="Standard">a) Narrador.</text:p>
      <text:p text:style-name="Standard">b) Ampliación de texto.</text:p>
      <text:p text:style-name="Standard">c) Lupa.</text:p>
      <text:p text:style-name="Standard">d) Indicador de sonido.</text:p>
      <text:p text:style-name="Standard"/>
      <text:p text:style-name="Standard">¿Qué función de accesibilidad en Windows permite ajustar el contraste de los elementos visuales en pantalla?</text:p>
      <text:p text:style-name="Standard">a) Ampliación de texto.</text:p>
      <text:p text:style-name="Standard">b) Alto contraste.</text:p>
      <text:p text:style-name="Standard">c) Narrador.</text:p>
      <text:p text:style-name="Standard">d) Lupa.</text:p>
      <text:p text:style-name="Standard"/>
      <text:p text:style-name="Standard">¿Cuál es la herramienta de accesibilidad en Windows que permite ajustar el tamaño y el color del cursor del mouse?</text:p>
      <text:p text:style-name="Standard">a) Punta del mouse.</text:p>
      <text:p text:style-name="Standard">b) Ampliación de texto.</text:p>
      <text:p text:style-name="Standard">c) Narrador.</text:p>
      <text:p text:style-name="Standard">d) Lupa.</text:p>
      <text:p text:style-name="Standard"/>
      <text:p text:style-name="Standard">¿Qué función de accesibilidad en Windows permite habilitar un teclado virtual en pantalla?</text:p>
      <text:p text:style-name="Standard">a) Teclado en pantalla.</text:p>
      <text:p text:style-name="Standard">b) Ampliación de texto.</text:p>
      <text:p text:style-name="Standard">c) Narrador.</text:p>
      <text:p text:style-name="Standard">d) Lupa.</text:p>
      <text:p text:style-name="Standard"/>
      <text:p text:style-name="Standard">¿Cuál es la herramienta de accesibilidad en Windows que proporciona una representación visual de los sonidos en la pantalla?</text:p>
      <text:p text:style-name="Standard">a) Indicador de sonido.</text:p>
      <text:p text:style-name="Standard">b) Ampliación de texto.</text:p>
      <text:p text:style-name="Standard">c) Narrador.</text:p>
      <text:p text:style-name="Standard">d) Lupa.</text:p>
      <text:p text:style-name="Standard"/>
      <text:p text:style-name="Standard">¿Qué función de accesibilidad en Windows permite personalizar los ajustes de color para mejorar la visibilidad en pantalla?</text:p>
      <text:p text:style-name="Standard">a) Ampliación de texto.</text:p>
      <text:p text:style-name="Standard"><text:soft-page-break/>b) Filtros de color.</text:p>
      <text:p text:style-name="Standard">c) Narrador.</text:p>
      <text:p text:style-name="Standard">d) Lupa.</text:p>
      <text:p text:style-name="Standard"/>
      <text:p text:style-name="Standard">¿Cuál es la herramienta de accesibilidad en Windows que proporciona una descripción de voz de los elementos en pantalla al mover el cursor?</text:p>
      <text:p text:style-name="Standard">a) Narrador.</text:p>
      <text:p text:style-name="Standard">b) Ampliación de texto.</text:p>
      <text:p text:style-name="Standard">c) Lupa.</text:p>
      <text:p text:style-name="Standard">d) Descripción de pantalla.</text:p>
      <text:p text:style-name="Standard"/>
      <text:p text:style-name="Standard">¿Qué es UEFI (Unified Extensible Firmware Interface)?</text:p>
      <text:p text:style-name="Standard">a) Un tipo de partición de disco.</text:p>
      <text:p text:style-name="Standard">b) Un estándar de firmware que reemplaza al BIOS tradicional.</text:p>
      <text:p text:style-name="Standard">c) Una herramienta de copia de seguridad.</text:p>
      <text:p text:style-name="Standard">d) Un sistema operativo alternativo a Windows.</text:p>
      <text:p text:style-name="Standard"/>
      <text:p text:style-name="Standard">¿Cuál es una ventaja de UEFI sobre el BIOS tradicional?</text:p>
      <text:p text:style-name="Standard">a) Mayor velocidad de arranque.</text:p>
      <text:p text:style-name="Standard">b) Mayor compatibilidad con hardware antiguo.</text:p>
      <text:p text:style-name="Standard">c) Menor seguridad.</text:p>
      <text:p text:style-name="Standard">d) Menor soporte para sistemas operativos modernos.</text:p>
      <text:p text:style-name="Standard"/>
      <text:p text:style-name="Standard">¿Qué es MBR (Master Boot Record)?</text:p>
      <text:p text:style-name="Standard">a) Un sistema de archivos.</text:p>
      <text:p text:style-name="Standard">b) Una herramienta de particionamiento de disco.</text:p>
      <text:p text:style-name="Standard">c) Una tabla de particiones y un pequeño programa de arranque.</text:p>
      <text:p text:style-name="Standard">d) Un tipo de disco duro.</text:p>
      <text:p text:style-name="Standard"/>
      <text:p text:style-name="Standard">¿Cuál es la principal limitación de MBR en comparación con GPT?</text:p>
      <text:p text:style-name="Standard">a) No admite discos duros de más de 2 TB.</text:p>
      <text:p text:style-name="Standard">b) No es compatible con sistemas operativos Windows.</text:p>
      <text:p text:style-name="Standard">c) No permite crear múltiples particiones en un disco.</text:p>
      <text:p text:style-name="Standard">d) No es compatible con sistemas operativos Unix/Linux.</text:p>
      <text:p text:style-name="Standard"/>
      <text:p text:style-name="Standard">¿Qué es GPT (GUID Partition Table)?</text:p>
      <text:p text:style-name="Standard">a) Un tipo de disco duro.</text:p>
      <text:p text:style-name="Standard">b) Una herramienta de copia de seguridad.</text:p>
      <text:p text:style-name="Standard">c) Una tabla de particiones que reemplaza a MBR.</text:p>
      <text:p text:style-name="Standard">d) Una versión antigua de UEFI.</text:p>
      <text:p text:style-name="Standard"/>
      <text:p text:style-name="Standard">¿Cuál de las siguientes afirmaciones sobre GPT es verdadera?</text:p>
      <text:p text:style-name="Standard">a) Admite discos duros de hasta 2 TB.</text:p>
      <text:p text:style-name="Standard">b) No admite más de cuatro particiones primarias.</text:p>
      <text:p text:style-name="Standard">c) Proporciona mayor protección contra la corrupción de datos.</text:p>
      <text:p text:style-name="Standard">d) Es compatible únicamente con sistemas operativos Windows.</text:p>
      <text:p text:style-name="Standard"/>
      <text:p text:style-name="Standard">¿Qué es un disco dinámico en Windows?</text:p>
      <text:p text:style-name="Standard">a) Un disco que puede cambiar de tamaño automáticamente.</text:p>
      <text:p text:style-name="Standard">b) Un disco que no necesita ser particionado.</text:p>
      <text:p text:style-name="Standard">c) Un disco que utiliza un sistema de archivos dinámico.</text:p>
      <text:p text:style-name="Standard"><text:soft-page-break/>d) Un disco que permite la creación de volúmenes dinámicos y es administrado por el Administrador de discos de Windows.</text:p>
      <text:p text:style-name="Standard"/>
      <text:p text:style-name="Standard">¿Cuál es una característica de los discos dinámicos en Windows?</text:p>
      <text:p text:style-name="Standard">a) Permiten la creación de un máximo de dos volúmenes.</text:p>
      <text:p text:style-name="Standard">b) No permiten la creación de volúmenes extendidos.</text:p>
      <text:p text:style-name="Standard">c) Pueden contener volúmenes extendidos, volúmenes lógicos y volúmenes simples.</text:p>
      <text:p text:style-name="Standard">d) No admiten la redimensión de volúmenes.</text:p>
      <text:p text:style-name="Standard"/>
      <text:p text:style-name="Standard">¿Qué es un volumen dinámico en un disco dinámico de Windows?</text:p>
      <text:p text:style-name="Standard">a) Una sección del disco asignada para archivos temporales.</text:p>
      <text:p text:style-name="Standard">b) Una partición que abarca múltiples discos físicos.</text:p>
      <text:p text:style-name="Standard">c) Una sección del disco que puede ser redimensionada fácilmente.</text:p>
      <text:p text:style-name="Standard">d) Una sección del disco que puede abarcar múltiples discos físicos.</text:p>
      <text:p text:style-name="Standard"/>
      <text:p text:style-name="Standard">¿Qué es el RAID (Redundant Array of Independent Disks)?</text:p>
      <text:p text:style-name="Standard">a) Un tipo de disco duro.</text:p>
      <text:p text:style-name="Standard">b) Un sistema de copia de seguridad.</text:p>
      <text:p text:style-name="Standard">c) Un método para combinar múltiples discos duros para mejorar el rendimiento y/o la redundancia.</text:p>
      <text:p text:style-name="Standard">d) Un tipo de sistema de archivos.</text:p>
      <text:p text:style-name="Standard"/>
      <text:p text:style-name="Standard">¿Cuál es el propósito principal del RAID 0?</text:p>
      <text:p text:style-name="Standard">a) Proporcionar redundancia de datos.</text:p>
      <text:p text:style-name="Standard">b) Aumentar la velocidad de lectura y escritura.</text:p>
      <text:p text:style-name="Standard">c) Mejorar la seguridad del sistema.</text:p>
      <text:p text:style-name="Standard">d) Reducir el tamaño total del disco.</text:p>
      <text:p text:style-name="Standard"/>
      <text:p text:style-name="Standard">¿Qué hace el RAID 1?</text:p>
      <text:p text:style-name="Standard">a) Divide los datos en múltiples discos para aumentar el rendimiento.</text:p>
      <text:p text:style-name="Standard">b) Mantiene una copia exacta de todos los datos en dos o más discos.</text:p>
      <text:p text:style-name="Standard">c) Crea un disco de respaldo para restaurar datos en caso de fallo.</text:p>
      <text:p text:style-name="Standard">d) Combina múltiples discos en uno solo para aumentar la capacidad de almacenamiento.</text:p>
      <text:p text:style-name="Standard"/>
      <text:p text:style-name="Standard">¿Qué tipo de RAID proporciona tanto rendimiento como redundancia de datos?</text:p>
      <text:p text:style-name="Standard">a) RAID 0.</text:p>
      <text:p text:style-name="Standard">b) RAID 1.</text:p>
      <text:p text:style-name="Standard">c) RAID 5.</text:p>
      <text:p text:style-name="Standard">d) RAID 10.</text:p>
      <text:p text:style-name="Standard"/>
      <text:p text:style-name="Standard">¿Qué hace el RAID 5?</text:p>
      <text:p text:style-name="Standard">a) Mantiene una copia exacta de todos los datos en dos o más discos.</text:p>
      <text:p text:style-name="Standard">b) Divide los datos en múltiples discos para aumentar el rendimiento.</text:p>
      <text:p text:style-name="Standard">c) Distribuye datos y paridad a través de varios discos para tolerancia a fallos y rendimiento.</text:p>
      <text:p text:style-name="Standard">d) Crea un disco de respaldo para restaurar datos en caso de fallo.</text:p>
      <text:p text:style-name="Standard"/>
      <text:p text:style-name="Standard">¿Cuál de las siguientes afirmaciones sobre RAID 0 es verdadera?</text:p>
      <text:p text:style-name="Standard">a) Proporciona redundancia de datos.</text:p>
      <text:p text:style-name="Standard">b) Es el tipo de RAID más seguro.</text:p>
      <text:p text:style-name="Standard">c) Aumenta el rendimiento al dividir los datos entre varios discos.</text:p>
      <text:p text:style-name="Standard">d) Es adecuado para aplicaciones que requieren alta disponibilidad de datos.</text:p>
      <text:p text:style-name="Standard"/>
      <text:p text:style-name="Standard">¿Qué es el "striping" en RAID 0?</text:p>
      <text:p text:style-name="Standard"><text:soft-page-break/>a) La creación de una copia exacta de todos los datos en dos o más discos.</text:p>
      <text:p text:style-name="Standard">b) La técnica de dividir los datos en trozos más pequeños y almacenarlos en varios discos.</text:p>
      <text:p text:style-name="Standard">c) El proceso de crear un disco de respaldo para restaurar datos en caso de fallo.</text:p>
      <text:p text:style-name="Standard">d) La técnica de distribuir datos y paridad a través de varios discos para tolerancia a fallos.</text:p>
      <text:p text:style-name="Standard"/>
      <text:p text:style-name="Standard">¿Qué es el "mirroring" en RAID 1?</text:p>
      <text:p text:style-name="Standard">a) La técnica de dividir los datos en trozos más pequeños y almacenarlos en varios discos.</text:p>
      <text:p text:style-name="Standard">b) El proceso de crear un disco de respaldo para restaurar datos en caso de fallo.</text:p>
      <text:p text:style-name="Standard">c) La creación de una copia exacta de todos los datos en dos o más discos.</text:p>
      <text:p text:style-name="Standard">d) La técnica de distribuir datos y paridad a través de varios discos para tolerancia a fallos.</text:p>
      <text:p text:style-name="Standard"/>
      <text:p text:style-name="Standard">¿Cuál de las siguientes afirmaciones sobre el RAID 10 es verdadera?</text:p>
      <text:p text:style-name="Standard">a) Proporciona tanto rendimiento como redundancia de datos.</text:p>
      <text:p text:style-name="Standard">b) Es el tipo de RAID más seguro.</text:p>
      <text:p text:style-name="Standard">c) No es adecuado para aplicaciones que requieren alta disponibilidad de datos.</text:p>
      <text:p text:style-name="Standard">d) Es más lento que el RAID 0.</text:p>
      <text:p text:style-name="Standard"/>
      <text:p text:style-name="Standard">¿Qué es el "striping with mirroring" en RAID 10?</text:p>
      <text:p text:style-name="Standard">a) La técnica de dividir los datos en trozos más pequeños y almacenarlos en varios discos.</text:p>
      <text:p text:style-name="Standard">b) El proceso de crear un disco de respaldo para restaurar datos en caso de fallo.</text:p>
      <text:p text:style-name="Standard">c) La combinación de striping para aumentar el rendimiento y mirroring para redundancia de datos.</text:p>
      <text:p text:style-name="Standard">d) La creación de una copia exacta de todos los datos en dos o más discos.</text:p>
      <text:p text:style-name="Standard"/>
      <text:p text:style-name="Standard">¿Qué es la tolerancia a fallos en RAID?</text:p>
      <text:p text:style-name="Standard">a) La capacidad de un sistema RAID para evitar fallos.</text:p>
      <text:p text:style-name="Standard">b) La capacidad de un sistema RAID para recuperarse automáticamente de un fallo de disco.</text:p>
      <text:p text:style-name="Standard">c) La capacidad de un sistema RAID para evitar el uso de discos duros con errores.</text:p>
      <text:p text:style-name="Standard">d) La capacidad de un sistema RAID para funcionar sin fallos.</text:p>
      <text:p text:style-name="Standard"/>
      <text:p text:style-name="Standard">¿Cuál de las siguientes afirmaciones sobre el RAID 5 es verdadera?</text:p>
      <text:p text:style-name="Standard">a) Proporciona redundancia de datos.</text:p>
      <text:p text:style-name="Standard">b) Es el tipo de RAID más seguro.</text:p>
      <text:p text:style-name="Standard">c) Requiere al menos tres discos para implementarse.</text:p>
      <text:p text:style-name="Standard">d) Es adecuado para aplicaciones que requieren alta disponibilidad de datos.</text:p>
      <text:p text:style-name="Standard"/>
      <text:p text:style-name="Standard">¿Qué es el "parity" en RAID 5?</text:p>
      <text:p text:style-name="Standard">a) La creación de una copia exacta de todos los datos en dos o más discos.</text:p>
      <text:p text:style-name="Standard">b) La técnica de dividir los datos en trozos más pequeños y almacenarlos en varios discos.</text:p>
      <text:p text:style-name="Standard">c) La información adicional utilizada para reconstruir datos perdidos en caso de fallo de disco.</text:p>
      <text:p text:style-name="Standard">d) La técnica de distribuir datos y paridad a través de varios discos para tolerancia a fallos.</text:p>
      <text:p text:style-name="Standard"/>
      <text:p text:style-name="Standard">¿Cuál de las siguientes afirmaciones sobre los discos dinámicos en Windows es verdadera?</text:p>
      <text:p text:style-name="Standard">a) Pueden convertirse en discos básicos sin perder datos.</text:p>
      <text:p text:style-name="Standard">b) No admiten la creación de volúmenes dinámicos.</text:p>
      <text:p text:style-name="Standard">c) No permiten la extensión o reducción de volúmenes.</text:p>
      <text:p text:style-name="Standard">d) No admiten la conversión de MBR a GPT.</text:p>
      <text:p text:style-name="Standard"/>
      <text:p text:style-name="Standard">¿Qué es la conversión de MBR a GPT?</text:p>
      <text:p text:style-name="Standard">a) Un proceso para convertir discos dinámicos en discos básicos.</text:p>
      <text:p text:style-name="Standard">b) Un proceso para cambiar el tipo de partición de un disco de MBR a GPT.</text:p>
      <text:p text:style-name="Standard">c) Un proceso para eliminar todas las particiones de un disco y crear una nueva tabla de particiones.</text:p>
      <text:p text:style-name="Standard">d) Un proceso para eliminar un disco dinámico y convertirlo en un disco básico.</text:p>
      <text:p text:style-name="Standard"><text:soft-page-break/></text:p>
      <text:p text:style-name="Standard">¿Qué es la conversión de GPT a MBR?</text:p>
      <text:p text:style-name="Standard">a) Un proceso para cambiar el tipo de partición de un disco de GPT a MBR.</text:p>
      <text:p text:style-name="Standard">b) Un proceso para convertir discos básicos en discos dinámicos.</text:p>
      <text:p text:style-name="Standard">c) Un proceso para eliminar todas las particiones de un disco y crear una nueva tabla de particiones.</text:p>
      <text:p text:style-name="Standard">d) Un proceso para eliminar un disco dinámico y convertirlo en un disco básico.</text:p>
      <text:p text:style-name="Standard"/>
      <text:p text:style-name="Standard">¿Cuál de las siguientes afirmaciones sobre los discos básicos en Windows es verdadera?</text:p>
      <text:p text:style-name="Standard">a) No admiten la creación de volúmenes dinámicos.</text:p>
      <text:p text:style-name="Standard">b) No permiten la conversión de MBR a GPT.</text:p>
      <text:p text:style-name="Standard">c) No admiten la extensión o reducción de volúmenes.</text:p>
      <text:p text:style-name="Standard">d) No pueden convertirse en discos dinámicos sin perder datos.</text:p>
      <text:p text:style-name="Standard"/>
      <text:p text:style-name="Standard">¿Qué es la conversión de discos básicos a discos dinámicos?</text:p>
      <text:p text:style-name="Standard">a) Un proceso para cambiar el tipo de partición de un disco de GPT a MBR.</text:p>
      <text:p text:style-name="Standard">b) Un proceso para eliminar todas las particiones de un disco y crear una nueva tabla de particiones.</text:p>
      <text:p text:style-name="Standard">c) Un proceso para convertir discos dinámicos en discos básicos.</text:p>
      <text:p text:style-name="Standard">d) Un proceso para permitir la creación de volúmenes dinámicos en un disco.</text:p>
      <text:p text:style-name="Standard"/>
      <text:p text:style-name="Standard"/>
      <text:p text:style-name="Standard">¿Qué es explorer.exe en un sistema Windows?</text:p>
      <text:p text:style-name="Standard">a) Un programa para navegar por internet.</text:p>
      <text:p text:style-name="Standard">b) El proceso responsable de administrar el explorador de archivos.</text:p>
      <text:p text:style-name="Standard">c) Un antivirus integrado en Windows.</text:p>
      <text:p text:style-name="Standard">d) Una herramienta para limpiar el disco duro.</text:p>
      <text:p text:style-name="Standard"/>
      <text:p text:style-name="Standard">¿Cuál es la función principal del explorador de archivos en Windows?</text:p>
      <text:p text:style-name="Standard">a) Navegar por internet.</text:p>
      <text:p text:style-name="Standard">b) Administrar archivos y carpetas en el sistema de archivos.</text:p>
      <text:p text:style-name="Standard">c) Realizar copias de seguridad automáticas.</text:p>
      <text:p text:style-name="Standard">d) Editar documentos de Microsoft Office.</text:p>
      <text:p text:style-name="Standard"/>
      <text:p text:style-name="Standard">¿Qué te permite hacer el explorador de archivos en relación con los archivos y carpetas?</text:p>
      <text:p text:style-name="Standard">a) Crear, copiar, mover y eliminar.</text:p>
      <text:p text:style-name="Standard">b) Navegar por sitios web.</text:p>
      <text:p text:style-name="Standard">c) Escribir programas en lenguajes de programación.</text:p>
      <text:p text:style-name="Standard">d) Reproducir música y videos.</text:p>
      <text:p text:style-name="Standard"/>
      <text:p text:style-name="Standard">¿Cómo se puede abrir el explorador de archivos en Windows?</text:p>
      <text:p text:style-name="Standard">a) Haciendo clic en el icono de Internet Explorer.</text:p>
      <text:p text:style-name="Standard">b) Escribiendo "explorer.exe" en el símbolo del sistema.</text:p>
      <text:p text:style-name="Standard">c) Presionando las teclas Windows + E.</text:p>
      <text:p text:style-name="Standard">d) Ejecutando un comando en PowerShell.</text:p>
      <text:p text:style-name="Standard"/>
      <text:p text:style-name="Standard">¿Qué te permite hacer el explorador de archivos en relación con los archivos comprimidos?</text:p>
      <text:p text:style-name="Standard">a) Comprimir y descomprimir archivos.</text:p>
      <text:p text:style-name="Standard">b) Editar archivos de texto.</text:p>
      <text:p text:style-name="Standard">c) Convertir archivos de un formato a otro.</text:p>
      <text:p text:style-name="Standard">d) Configurar la red Wi-Fi.</text:p>
      <text:p text:style-name="Standard"/>
      <text:p text:style-name="Standard">¿Qué acción se realiza al hacer clic derecho en un archivo o carpeta en el explorador de archivos?</text:p>
      <text:p text:style-name="Standard">a) Abrir el archivo en un editor de texto.</text:p>
      <text:p text:style-name="Standard"><text:soft-page-break/>b) Eliminar permanentemente el archivo.</text:p>
      <text:p text:style-name="Standard">c) Acceder a un menú contextual con varias opciones, como copiar, pegar, eliminar, etc.</text:p>
      <text:p text:style-name="Standard">d) Enviar el archivo por correo electrónico.</text:p>
      <text:p text:style-name="Standard"/>
      <text:p text:style-name="Standard">¿Cuál es la función del botón "Copiar" en el explorador de archivos?</text:p>
      <text:p text:style-name="Standard">a) Mover un archivo a otra ubicación.</text:p>
      <text:p text:style-name="Standard">b) Crear una copia del archivo en la misma ubicación.</text:p>
      <text:p text:style-name="Standard">c) Transferir archivos a una unidad USB.</text:p>
      <text:p text:style-name="Standard">d) Copiar archivos seleccionados a otra ubicación.</text:p>
      <text:p text:style-name="Standard"/>
      <text:p text:style-name="Standard">¿Cómo se puede cambiar el nombre de un archivo o carpeta en el explorador de archivos?</text:p>
      <text:p text:style-name="Standard">a) Doble clic en el nombre del archivo.</text:p>
      <text:p text:style-name="Standard">b) Hacer clic derecho y seleccionar "Cambiar nombre".</text:p>
      <text:p text:style-name="Standard">c) Presionar la tecla F2.</text:p>
      <text:p text:style-name="Standard">d) Todas las anteriores.</text:p>
      <text:p text:style-name="Standard"/>
      <text:p text:style-name="Standard">¿Qué es el "Panel de detalles" en el explorador de archivos de Windows?</text:p>
      <text:p text:style-name="Standard">a) Una lista de archivos y carpetas en una ubicación específica.</text:p>
      <text:p text:style-name="Standard">b) Una vista previa de imágenes y documentos.</text:p>
      <text:p text:style-name="Standard">c) Una barra lateral que muestra información detallada sobre los archivos seleccionados.</text:p>
      <text:p text:style-name="Standard">d) Una barra de herramientas para editar archivos.</text:p>
      <text:p text:style-name="Standard"/>
      <text:p text:style-name="Standard">¿Qué acción realiza el botón "Eliminar" en el explorador de archivos?</text:p>
      <text:p text:style-name="Standard">a) Mover un archivo a la Papelera de reciclaje.</text:p>
      <text:p text:style-name="Standard">b) Crear una copia del archivo en otra ubicación.</text:p>
      <text:p text:style-name="Standard">c) Eliminar permanentemente un archivo sin enviarlo a la Papelera de reciclaje.</text:p>
      <text:p text:style-name="Standard">d) Convertir un archivo a un formato diferente.</text:p>
      <text:p text:style-name="Standard"/>
      <text:p text:style-name="Standard">¿Qué es la Papelera de reciclaje en el explorador de archivos de Windows?</text:p>
      <text:p text:style-name="Standard">a) Una carpeta donde se almacenan los archivos temporales.</text:p>
      <text:p text:style-name="Standard">b) Una ubicación donde se guardan temporalmente los archivos eliminados.</text:p>
      <text:p text:style-name="Standard">c) Un menú contextual para restaurar archivos eliminados.</text:p>
      <text:p text:style-name="Standard">d) Una barra de herramientas para cambiar la apariencia del explorador de archivos.</text:p>
      <text:p text:style-name="Standard"/>
      <text:p text:style-name="Standard">¿Cómo se puede restaurar un archivo eliminado de la Papelera de reciclaje en Windows?</text:p>
      <text:p text:style-name="Standard">a) Haciendo doble clic en el archivo.</text:p>
      <text:p text:style-name="Standard">b) Haciendo clic derecho y seleccionando "Restaurar".</text:p>
      <text:p text:style-name="Standard">c) Arrastrando y soltando el archivo en otra ubicación.</text:p>
      <text:p text:style-name="Standard">d) Todas las anteriores.</text:p>
      <text:p text:style-name="Standard"/>
      <text:p text:style-name="Standard">¿Qué es la función de búsqueda en el explorador de archivos de Windows?</text:p>
      <text:p text:style-name="Standard">a) Buscar archivos y carpetas por su nombre o contenido.</text:p>
      <text:p text:style-name="Standard">b) Navegar por internet.</text:p>
      <text:p text:style-name="Standard">c) Buscar actualizaciones del sistema operativo.</text:p>
      <text:p text:style-name="Standard">d) Realizar copias de seguridad automáticas.</text:p>
      <text:p text:style-name="Standard"/>
      <text:p text:style-name="Standard">¿Cómo se puede acceder al historial de archivos recientes en el explorador de archivos de Windows?</text:p>
      <text:p text:style-name="Standard">a) Haciendo clic en el botón "Historial" en la barra de herramientas.</text:p>
      <text:p text:style-name="Standard">b) Escribiendo "historial" en la barra de direcciones.</text:p>
      <text:p text:style-name="Standard">c) Haciendo clic derecho en el escritorio y seleccionando "Historial de archivos".</text:p>
      <text:p text:style-name="Standard">d) Accediendo a la Papelera de reciclaje.</text:p>
      <text:p text:style-name="Standard"><text:soft-page-break/></text:p>
      <text:p text:style-name="Standard">¿Qué es la "vista previa" en el explorador de archivos de Windows?</text:p>
      <text:p text:style-name="Standard">a) Una vista de miniaturas de archivos y carpetas.</text:p>
      <text:p text:style-name="Standard">b) Una vista detallada que muestra información sobre archivos y carpetas.</text:p>
      <text:p text:style-name="Standard">c) Una vista que muestra el contenido de un archivo seleccionado.</text:p>
      <text:p text:style-name="Standard">d) Una lista de archivos abiertos recientemente.</text:p>
      <text:p text:style-name="Standard"/>
      <text:p text:style-name="Standard">¿Qué es el "Grupo Hogar" en el explorador de archivos de Windows?</text:p>
      <text:p text:style-name="Standard">a) Una función para compartir archivos y dispositivos en una red doméstica.</text:p>
      <text:p text:style-name="Standard">b) Una herramienta de edición de documentos.</text:p>
      <text:p text:style-name="Standard">c) Una carpeta compartida en la nube.</text:p>
      <text:p text:style-name="Standard">d) Una barra de herramientas para cambiar el diseño del explorador de archivos.</text:p>
      <text:p text:style-name="Standard"/>
      <text:p text:style-name="Standard">¿Cuál de las siguientes acciones NO se puede realizar con el explorador de archivos de Windows?</text:p>
      <text:p text:style-name="Standard">a) Crear una presentación de diapositivas con imágenes.</text:p>
      <text:p text:style-name="Standard">b) Editar archivos de texto.</text:p>
      <text:p text:style-name="Standard">c) Reproducir música.</text:p>
      <text:p text:style-name="Standard">d) Realizar cálculos matemáticos.</text:p>
      <text:p text:style-name="Standard"/>
      <text:p text:style-name="Standard">¿Qué es el "Panel de navegación" en el explorador de archivos de Windows?</text:p>
      <text:p text:style-name="Standard">a) Una lista de archivos y carpetas en una ubicación específica.</text:p>
      <text:p text:style-name="Standard">b) Una barra lateral que muestra ubicaciones de carpetas y unidades de disco.</text:p>
      <text:p text:style-name="Standard">c) Una barra de herramientas para cambiar la apariencia del explorador.</text:p>
      <text:p text:style-name="Standard">d) Una barra de búsqueda para buscar archivos en el disco duro.</text:p>
      <text:p text:style-name="Standard"/>
      <text:p text:style-name="Standard">¿Qué es la función de compresión de archivos en el explorador de archivos de Windows?</text:p>
      <text:p text:style-name="Standard">a) Reducir el tamaño de los archivos para ahorrar espacio en disco.</text:p>
      <text:p text:style-name="Standard">b) Convertir archivos a diferentes formatos.</text:p>
      <text:p text:style-name="Standard">c) Proteger los archivos con una contraseña.</text:p>
      <text:p text:style-name="Standard">d) Organizar archivos en carpetas comprimidas.</text:p>
      <text:p text:style-name="Standard"/>
      <text:p text:style-name="Standard">¿Qué es el "Panel de vista previa" en el explorador de archivos de Windows?</text:p>
      <text:p text:style-name="Standard">a) Una lista de archivos y carpetas en una ubicación específica.</text:p>
      <text:p text:style-name="Standard">b) Una vista detallada que muestra información sobre archivos y carpetas.</text:p>
      <text:p text:style-name="Standard">c) Una vista que muestra el contenido de un archivo seleccionado.</text:p>
      <text:p text:style-name="Standard">d) Una vista previa de miniaturas de archivos y carpetas.</text:p>
      <text:p text:style-name="Standard"/>
      <text:p text:style-name="Standard">¿Qué es el "Panel de detalles" en el explorador de archivos de Windows?</text:p>
      <text:p text:style-name="Standard">a) Una barra de herramientas para cambiar el diseño del explorador.</text:p>
      <text:p text:style-name="Standard">b) Una lista de archivos y carpetas en una ubicación específica.</text:p>
      <text:p text:style-name="Standard">c) Una barra lateral que muestra ubicaciones de carpetas y unidades de disco.</text:p>
      <text:p text:style-name="Standard">d) Una vista detallada que muestra información sobre archivos y carpetas.</text:p>
      <text:p text:style-name="Standard"/>
      <text:p text:style-name="Standard">¿Qué es el "Panel de navegación" en el explorador de archivos de Windows?</text:p>
      <text:p text:style-name="Standard">a) Una barra lateral que muestra ubicaciones de carpetas y unidades de disco.</text:p>
      <text:p text:style-name="Standard">b) Una barra de búsqueda para buscar archivos en el disco duro.</text:p>
      <text:p text:style-name="Standard">c) Una lista de archivos y carpetas en una ubicación específica.</text:p>
      <text:p text:style-name="Standard">d) Una barra de herramientas para cambiar la apariencia del explorador.</text:p>
      <text:p text:style-name="Standard"/>
      <text:p text:style-name="Standard">¿Qué es el "Grupo Hogar" en el explorador de archivos de Windows?</text:p>
      <text:p text:style-name="Standard">a) Una función para compartir archivos y dispositivos en una red doméstica.</text:p>
      <text:p text:style-name="Standard">b) Una herramienta de edición de documentos.</text:p>
      <text:p text:style-name="Standard"><text:soft-page-break/>c) Una carpeta compartida en la nube.</text:p>
      <text:p text:style-name="Standard">d) Una barra de herramientas para cambiar el diseño del explorador.</text:p>
      <text:p text:style-name="Standard"/>
      <text:p text:style-name="Standard">¿Qué es la función de compresión de archivos en el explorador de archivos de Windows?</text:p>
      <text:p text:style-name="Standard">a) Reducir el tamaño de los archivos para ahorrar espacio en disco.</text:p>
      <text:p text:style-name="Standard">b) Convertir archivos a diferentes formatos.</text:p>
      <text:p text:style-name="Standard">c) Proteger los archivos con una contraseña.</text:p>
      <text:p text:style-name="Standard">d) Organizar archivos en carpetas comprimidas.</text:p>
      <text:p text:style-name="Standard"/>
      <text:p text:style-name="Standard">¿Qué es el "Panel de vista previa" en el explorador de archivos de Windows?</text:p>
      <text:p text:style-name="Standard">a) Una lista de archivos y carpetas en una ubicación específica.</text:p>
      <text:p text:style-name="Standard">b) Una barra lateral que muestra ubicaciones de carpetas y unidades de disco.</text:p>
      <text:p text:style-name="Standard">c) Una barra de herramientas para cambiar la apariencia del explorador.</text:p>
      <text:p text:style-name="Standard">d) Una vista previa de miniaturas de archivos y carpetas.</text:p>
      <text:p text:style-name="Standard"/>
      <text:p text:style-name="Standard">¿Cuál de las siguientes acciones NO se puede realizar con el explorador de archivos de Windows?</text:p>
      <text:p text:style-name="Standard">a) Crear una presentación de diapositivas con imágenes.</text:p>
      <text:p text:style-name="Standard">b) Editar archivos de texto.</text:p>
      <text:p text:style-name="Standard">c) Reproducir música.</text:p>
      <text:p text:style-name="Standard">d) Realizar cálculos matemáticos.</text:p>
      <text:p text:style-name="Standard"/>
      <text:p text:style-name="Standard">¿Qué es el "Panel de detalles" en el explorador de archivos de Windows?</text:p>
      <text:p text:style-name="Standard">a) Una lista de archivos y carpetas en una ubicación específica.</text:p>
      <text:p text:style-name="Standard">b) Una barra lateral que muestra ubicaciones de carpetas y unidades de disco.</text:p>
      <text:p text:style-name="Standard">c) Una vista detallada que muestra información sobre archivos y carpetas.</text:p>
      <text:p text:style-name="Standard">d) Una barra de herramientas para cambiar la apariencia del explorador.</text:p>
      <text:p text:style-name="Standard"/>
      <text:p text:style-name="Standard">¿Qué es el "Panel de navegación" en el explorador de archivos de Windows?</text:p>
      <text:p text:style-name="Standard">a) Una barra de búsqueda para buscar archivos en el disco duro.</text:p>
      <text:p text:style-name="Standard">b) Una lista de archivos y carpetas en una ubicación específica.</text:p>
      <text:p text:style-name="Standard">c) Una barra lateral que muestra ubicaciones de carpetas y unidades de disco.</text:p>
      <text:p text:style-name="Standard">d) Una barra de herramientas para cambiar la apariencia del explorador.</text:p>
      <text:p text:style-name="Standard"/>
      <text:p text:style-name="Standard">¿Qué es el "Grupo Hogar" en el explorador de archivos de Windows?</text:p>
      <text:p text:style-name="Standard">a) Una función para compartir archivos y dispositivos en una red doméstica.</text:p>
      <text:p text:style-name="Standard">b) Una herramienta de edición de documentos.</text:p>
      <text:p text:style-name="Standard">c) Una carpeta compartida en la nube.</text:p>
      <text:p text:style-name="Standard">d) Una barra de herramientas para cambiar el diseño del explorador.</text:p>
      <text:p text:style-name="Standard"/>
      <text:p text:style-name="Standard">¿Qué es la función de compresión de archivos en el explorador de archivos de Windows?</text:p>
      <text:p text:style-name="Standard">a) Reducir el tamaño de los archivos para ahorrar espacio en disco.</text:p>
      <text:p text:style-name="Standard">b) Convertir archivos a diferentes formatos.</text:p>
      <text:p text:style-name="Standard">c) Proteger los archivos con una contraseña.</text:p>
      <text:p text:style-name="Standard">d) Organizar archivos en carpetas comprimidas.</text:p>
      <text:p text:style-name="Standard"/>
      <text:p text:style-name="Standard">¿Dónde se encuentra la configuración de pantalla en Windows 10 y Windows 11?</text:p>
      <text:p text:style-name="Standard">a) En el Panel de control.</text:p>
      <text:p text:style-name="Standard">b) En el menú de inicio.</text:p>
      <text:p text:style-name="Standard">c) En la configuración del sistema.</text:p>
      <text:p text:style-name="Standard">d) En la aplicación de Configuración.</text:p>
      <text:p text:style-name="Standard"/>
      <text:p text:style-name="Standard">¿Qué opción de configuración permite cambiar el fondo de pantalla en Windows?</text:p>
      <text:p text:style-name="Standard"><text:soft-page-break/>a) Temas.</text:p>
      <text:p text:style-name="Standard">b) Pantalla.</text:p>
      <text:p text:style-name="Standard">c) Personalización.</text:p>
      <text:p text:style-name="Standard">d) Actualización y seguridad.</text:p>
      <text:p text:style-name="Standard"/>
      <text:p text:style-name="Standard">¿Dónde se puede ajustar la configuración de fecha y hora en Windows?</text:p>
      <text:p text:style-name="Standard">a) En el Panel de control.</text:p>
      <text:p text:style-name="Standard">b) En la barra de tareas.</text:p>
      <text:p text:style-name="Standard">c) En la aplicación de Configuración.</text:p>
      <text:p text:style-name="Standard">d) En la aplicación de Microsoft Store.</text:p>
      <text:p text:style-name="Standard"/>
      <text:p text:style-name="Standard">¿Qué opción de configuración permite cambiar el idioma del sistema en Windows?</text:p>
      <text:p text:style-name="Standard">a) Idioma.</text:p>
      <text:p text:style-name="Standard">b) Región.</text:p>
      <text:p text:style-name="Standard">c) Personalización.</text:p>
      <text:p text:style-name="Standard">d) Cuentas.</text:p>
      <text:p text:style-name="Standard"/>
      <text:p text:style-name="Standard">¿Dónde se encuentra la configuración de energía en Windows?</text:p>
      <text:p text:style-name="Standard">a) En el Panel de control.</text:p>
      <text:p text:style-name="Standard">b) En la aplicación de Configuración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resolución de la pantalla en Windows?</text:p>
      <text:p text:style-name="Standard">a) Pantalla.</text:p>
      <text:p text:style-name="Standard">b) Sistema.</text:p>
      <text:p text:style-name="Standard">c) Dispositivos.</text:p>
      <text:p text:style-name="Standard">d) Personalización.</text:p>
      <text:p text:style-name="Standard"/>
      <text:p text:style-name="Standard">¿Dónde se puede configurar el protector de pantalla en Windows?</text:p>
      <text:p text:style-name="Standard">a) En el Panel de control.</text:p>
      <text:p text:style-name="Standard">b) En la aplicación de Configuración.</text:p>
      <text:p text:style-name="Standard">c) En la barra de tareas.</text:p>
      <text:p text:style-name="Standard">d) En la aplicación de Microsoft Store.</text:p>
      <text:p text:style-name="Standard"/>
      <text:p text:style-name="Standard">¿Qué opción de configuración permite personalizar el sonido del sistema en Windows?</text:p>
      <text:p text:style-name="Standard">a) Sonido.</text:p>
      <text:p text:style-name="Standard">b) Sistema.</text:p>
      <text:p text:style-name="Standard">c) Personalización.</text:p>
      <text:p text:style-name="Standard">d) Dispositivos.</text:p>
      <text:p text:style-name="Standard"/>
      <text:p text:style-name="Standard">¿Dónde se puede ajustar la configuración del teclado en Windows?</text:p>
      <text:p text:style-name="Standard">a) En la aplicación de Configuración.</text:p>
      <text:p text:style-name="Standard">b) En el menú de inicio.</text:p>
      <text:p text:style-name="Standard">c) En el Panel de control.</text:p>
      <text:p text:style-name="Standard">d) En la barra de tareas.</text:p>
      <text:p text:style-name="Standard"/>
      <text:p text:style-name="Standard">¿Qué opción de configuración permite cambiar la configuración de red en Windows?</text:p>
      <text:p text:style-name="Standard">a) Red e Internet.</text:p>
      <text:p text:style-name="Standard">b) Dispositivos.</text:p>
      <text:p text:style-name="Standard">c) Sistema.</text:p>
      <text:p text:style-name="Standard">d) Cuentas.</text:p>
      <text:p text:style-name="Standard"><text:soft-page-break/></text:p>
      <text:p text:style-name="Standard">¿Dónde se puede configurar el cortafuegos en Windows?</text:p>
      <text:p text:style-name="Standard">a) En la aplicación de Configuración.</text:p>
      <text:p text:style-name="Standard">b) En el Panel de control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dministrar las cuentas de usuario en Windows?</text:p>
      <text:p text:style-name="Standard">a) Cuentas.</text:p>
      <text:p text:style-name="Standard">b) Sistema.</text:p>
      <text:p text:style-name="Standard">c) Red e Internet.</text:p>
      <text:p text:style-name="Standard">d) Privacidad.</text:p>
      <text:p text:style-name="Standard"/>
      <text:p text:style-name="Standard">¿Dónde se puede configurar el control parental en Windows?</text:p>
      <text:p text:style-name="Standard">a) En la aplicación de Configuración.</text:p>
      <text:p text:style-name="Standard">b) En el Panel de control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configuración de privacidad en Windows?</text:p>
      <text:p text:style-name="Standard">a) Privacidad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>¿Dónde se puede configurar la sincronización de archivos en Windows?</text:p>
      <text:p text:style-name="Standard">a) En la aplicación de OneDrive.</text:p>
      <text:p text:style-name="Standard">b) En la aplicación de Configuración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configuración de accesibilidad en Windows?</text:p>
      <text:p text:style-name="Standard">a) Facilidad de acceso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>¿Dónde se puede configurar la impresora predeterminada en Windows?</text:p>
      <text:p text:style-name="Standard">a) En la aplicación de Configuración.</text:p>
      <text:p text:style-name="Standard">b) En el Panel de control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configuración de almacenamiento en Windows?</text:p>
      <text:p text:style-name="Standard">a) Sistema.</text:p>
      <text:p text:style-name="Standard">b) Dispositivos.</text:p>
      <text:p text:style-name="Standard">c) Cuentas.</text:p>
      <text:p text:style-name="Standard">d) Red e Internet.</text:p>
      <text:p text:style-name="Standard"/>
      <text:p text:style-name="Standard">¿Dónde se puede configurar la configuración de Bluetooth en Windows?</text:p>
      <text:p text:style-name="Standard">a) En la aplicación de Configuración.</text:p>
      <text:p text:style-name="Standard">b) En el Panel de control.</text:p>
      <text:p text:style-name="Standard"><text:soft-page-break/>c) En la barra de tareas.</text:p>
      <text:p text:style-name="Standard">d) En el menú de inicio.</text:p>
      <text:p text:style-name="Standard"/>
      <text:p text:style-name="Standard">¿Qué opción de configuración permite ajustar la configuración de la batería en dispositivos portátiles con Windows?</text:p>
      <text:p text:style-name="Standard">a) Batería.</text:p>
      <text:p text:style-name="Standard">b) Sistema.</text:p>
      <text:p text:style-name="Standard">c) Dispositivos.</text:p>
      <text:p text:style-name="Standard">d) Privacidad.</text:p>
      <text:p text:style-name="Standard"/>
      <text:p text:style-name="Standard">¿Dónde se puede configurar la configuración de la cámara en Windows?</text:p>
      <text:p text:style-name="Standard">a) En la aplicación de Configuración.</text:p>
      <text:p text:style-name="Standard">b) En el Panel de control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configuración de la pantalla táctil en Windows?</text:p>
      <text:p text:style-name="Standard">a) Dispositivos.</text:p>
      <text:p text:style-name="Standard">b) Sistema.</text:p>
      <text:p text:style-name="Standard">c) Personalización.</text:p>
      <text:p text:style-name="Standard">d) Red e Internet.</text:p>
      <text:p text:style-name="Standard"/>
      <text:p text:style-name="Standard">¿Dónde se puede configurar la configuración de la cuenta de correo electrónico en Windows?</text:p>
      <text:p text:style-name="Standard">a) En la aplicación de Correo.</text:p>
      <text:p text:style-name="Standard">b) En la aplicación de Configuración.</text:p>
      <text:p text:style-name="Standard">c) En la barra de tareas.</text:p>
      <text:p text:style-name="Standard">d) En el menú de inicio.</text:p>
      <text:p text:style-name="Standard"/>
      <text:p text:style-name="Standard">¿Qué opción de configuración permite ajustar la configuración de la barra de tareas en Windows?</text:p>
      <text:p text:style-name="Standard">a) Personalización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>¿Dónde se puede configurar la configuración de notificaciones en Windows?</text:p>
      <text:p text:style-name="Standard">a) Privacidad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>¿Qué opción de configuración permite ajustar la configuración de la reproducción automática en Windows?</text:p>
      <text:p text:style-name="Standard">a) Dispositivos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>¿Dónde se puede configurar la configuración de la barra de tareas en Windows?</text:p>
      <text:p text:style-name="Standard">a) Personalización.</text:p>
      <text:p text:style-name="Standard">b) Sistema.</text:p>
      <text:p text:style-name="Standard">c) Cuentas.</text:p>
      <text:p text:style-name="Standard">d) Red e Internet.</text:p>
      <text:p text:style-name="Standard"><text:soft-page-break/></text:p>
      <text:p text:style-name="Standard">¿Qué opción de configuración permite ajustar la configuración de la seguridad en Windows?</text:p>
      <text:p text:style-name="Standard">a) Actualización y seguridad.</text:p>
      <text:p text:style-name="Standard">b) Sistema.</text:p>
      <text:p text:style-name="Standard">c) Privacidad.</text:p>
      <text:p text:style-name="Standard">d) Red e Internet.</text:p>
      <text:p text:style-name="Standard"/>
      <text:p text:style-name="Standard">¿Dónde se puede configurar la configuración de la cuenta Microsoft en Windows?</text:p>
      <text:p text:style-name="Standard">a) Cuentas.</text:p>
      <text:p text:style-name="Standard">b) Sistema.</text:p>
      <text:p text:style-name="Standard">c) Privacidad.</text:p>
      <text:p text:style-name="Standard">d) Red e Internet.</text:p>
      <text:p text:style-name="Standard"/>
      <text:p text:style-name="Standard">¿Qué opción de configuración permite ajustar la configuración de la pantalla de bloqueo en Windows?</text:p>
      <text:p text:style-name="Standard">a) Personalización.</text:p>
      <text:p text:style-name="Standard">b) Sistema.</text:p>
      <text:p text:style-name="Standard">c) Cuentas.</text:p>
      <text:p text:style-name="Standard">d) Red e Internet.</text:p>
      <text:p text:style-name="Standard"/>
      <text:p text:style-name="Standard"/>
      <text:p text:style-name="Standard">¡Por supuesto! Aquí tienes 30 preguntas sobre instalación de software, actualizaciones, herramientas relacionadas y la tienda de aplicaciones en Windows:</text:p>
      <text:p text:style-name="Standard"/>
      <text:p text:style-name="Standard">¿Qué es el Windows Store?</text:p>
      <text:p text:style-name="Standard">a) Una tienda de aplicaciones para dispositivos móviles.</text:p>
      <text:p text:style-name="Standard">b) Una tienda en línea para comprar hardware de Microsoft.</text:p>
      <text:p text:style-name="Standard">c) Una plataforma para descargar software y aplicaciones en Windows.</text:p>
      <text:p text:style-name="Standard">d) Una herramienta para personalizar el escritorio de Windows.</text:p>
      <text:p text:style-name="Standard"/>
      <text:p text:style-name="Standard">¿Qué tipo de software se puede encontrar comúnmente en el Windows Store?</text:p>
      <text:p text:style-name="Standard">a) Software exclusivo para empresas.</text:p>
      <text:p text:style-name="Standard">b) Aplicaciones y juegos para consumidores.</text:p>
      <text:p text:style-name="Standard">c) Herramientas de administración de sistemas.</text:p>
      <text:p text:style-name="Standard">d) Programas de código abierto.</text:p>
      <text:p text:style-name="Standard"/>
      <text:p text:style-name="Standard">¿Qué es la función "Instalar y Actualizar" en el Windows Store?</text:p>
      <text:p text:style-name="Standard">a) Una función para descargar e instalar nuevas aplicaciones.</text:p>
      <text:p text:style-name="Standard">b) Una función para actualizar el sistema operativo.</text:p>
      <text:p text:style-name="Standard">c) Una herramienta para reparar errores en las aplicaciones.</text:p>
      <text:p text:style-name="Standard">d) Una función para personalizar la apariencia del Windows Store.</text:p>
      <text:p text:style-name="Standard"/>
      <text:p text:style-name="Standard">¿Qué es un "instalador" de software en Windows?</text:p>
      <text:p text:style-name="Standard">a) Una herramienta para desinstalar programas.</text:p>
      <text:p text:style-name="Standard">b) Un archivo ejecutable que instala un programa en el sistema.</text:p>
      <text:p text:style-name="Standard">c) Un programa antivirus integrado en Windows.</text:p>
      <text:p text:style-name="Standard">d) Un archivo de configuración del sistema operativo.</text:p>
      <text:p text:style-name="Standard"/>
      <text:p text:style-name="Standard">¿Cuál es la extensión común de los archivos de instalador en Windows?</text:p>
      <text:p text:style-name="Standard">a) .exe</text:p>
      <text:p text:style-name="Standard">b) .zip</text:p>
      <text:p text:style-name="Standard">c) .docx</text:p>
      <text:p text:style-name="Standard"><text:soft-page-break/>d) .mp3</text:p>
      <text:p text:style-name="Standard"/>
      <text:p text:style-name="Standard">¿Qué es el "Centro de Software" en Windows?</text:p>
      <text:p text:style-name="Standard">a) Una herramienta para personalizar la configuración del sistema.</text:p>
      <text:p text:style-name="Standard">b) Una aplicación para descargar música y videos.</text:p>
      <text:p text:style-name="Standard">c) Una herramienta para administrar e instalar software en el sistema.</text:p>
      <text:p text:style-name="Standard">d) Un antivirus integrado en Windows.</text:p>
      <text:p text:style-name="Standard"/>
      <text:p text:style-name="Standard">¿Qué es un "servicio de actualización de software" en Windows?</text:p>
      <text:p text:style-name="Standard">a) Un servicio que actualiza automáticamente el hardware del sistema.</text:p>
      <text:p text:style-name="Standard">b) Un servicio que actualiza automáticamente el software del sistema.</text:p>
      <text:p text:style-name="Standard">c) Un servicio de suscripción para recibir actualizaciones de noticias.</text:p>
      <text:p text:style-name="Standard">d) Un servicio para compartir archivos entre dispositivos.</text:p>
      <text:p text:style-name="Standard"/>
      <text:p text:style-name="Standard">¿Qué es el "Administrador de actualizaciones" en Windows?</text:p>
      <text:p text:style-name="Standard">a) Una herramienta para gestionar las actualizaciones del sistema.</text:p>
      <text:p text:style-name="Standard">b) Un programa para realizar copias de seguridad de los archivos.</text:p>
      <text:p text:style-name="Standard">c) Un juego de entretenimiento.</text:p>
      <text:p text:style-name="Standard">d) Una herramienta de edición de imágenes.</text:p>
      <text:p text:style-name="Standard"/>
      <text:p text:style-name="Standard">¿Qué es el "Programa de instalación de Windows"?</text:p>
      <text:p text:style-name="Standard">a) Una herramienta para personalizar la apariencia del sistema operativo.</text:p>
      <text:p text:style-name="Standard">b) Un asistente que guía al usuario durante la instalación de Windows.</text:p>
      <text:p text:style-name="Standard">c) Un programa para desinstalar aplicaciones.</text:p>
      <text:p text:style-name="Standard">d) Un programa para reparar errores en el sistema.</text:p>
      <text:p text:style-name="Standard"/>
      <text:p text:style-name="Standard">¿Cuál es el propósito del "Administrador de dispositivos" en Windows?</text:p>
      <text:p text:style-name="Standard">a) Gestionar las actualizaciones del sistema.</text:p>
      <text:p text:style-name="Standard">b) Instalar controladores de hardware.</text:p>
      <text:p text:style-name="Standard">c) Realizar copias de seguridad del sistema.</text:p>
      <text:p text:style-name="Standard">d) Personalizar la configuración del sistema.</text:p>
      <text:p text:style-name="Standard"/>
      <text:p text:style-name="Standard">¿Qué es el "Instalador de Windows"?</text:p>
      <text:p text:style-name="Standard">a) Un asistente para instalar aplicaciones en Windows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es el "Panel de control" en Windows?</text:p>
      <text:p text:style-name="Standard">a) Una herramienta para gestionar la configuración del sistema.</text:p>
      <text:p text:style-name="Standard">b) Un juego de entretenimiento.</text:p>
      <text:p text:style-name="Standard">c) Un programa para desinstalar aplicaciones.</text:p>
      <text:p text:style-name="Standard">d) Un asistente para instalar actualizaciones del sistema.</text:p>
      <text:p text:style-name="Standard"/>
      <text:p text:style-name="Standard">¿Qué es un "reinstalador" de software en Windows?</text:p>
      <text:p text:style-name="Standard">a) Una herramienta para desinstalar aplicaciones.</text:p>
      <text:p text:style-name="Standard">b) Un programa antivirus integrado en Windows.</text:p>
      <text:p text:style-name="Standard">c) Un archivo ejecutable que reinstala un programa en el sistema.</text:p>
      <text:p text:style-name="Standard">d) Un archivo de configuración del sistema operativo.</text:p>
      <text:p text:style-name="Standard"/>
      <text:p text:style-name="Standard">¿Qué es el "Asistente para instalación de software" en Windows?</text:p>
      <text:p text:style-name="Standard">a) Una herramienta para personalizar la configuración del sistema.</text:p>
      <text:p text:style-name="Standard"><text:soft-page-break/>b) Un asistente que guía al usuario durante la instalación de software.</text:p>
      <text:p text:style-name="Standard">c) Un programa para desinstalar aplicaciones.</text:p>
      <text:p text:style-name="Standard">d) Una aplicación para descargar música y videos.</text:p>
      <text:p text:style-name="Standard"/>
      <text:p text:style-name="Standard">¿Qué es el "Centro de seguridad" en Windows?</text:p>
      <text:p text:style-name="Standard">a) Una herramienta para gestionar las actualizaciones del sistema.</text:p>
      <text:p text:style-name="Standard">b) Un programa para realizar copias de seguridad de los archivos.</text:p>
      <text:p text:style-name="Standard">c) Una herramienta para proteger el sistema contra virus y malware.</text:p>
      <text:p text:style-name="Standard">d) Un juego de entretenimiento.</text:p>
      <text:p text:style-name="Standard"/>
      <text:p text:style-name="Standard">¿Qué es el "Gestor de paquetes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un "asistente de desinstalación" en Windows?</text:p>
      <text:p text:style-name="Standard">a) Una herramienta para instalar controladores de hardware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es el "Instalador MSI" en Windows?</text:p>
      <text:p text:style-name="Standard">a) Un archivo ejecutable que instala un programa en el sistema.</text:p>
      <text:p text:style-name="Standard">b) Un asistente que guía al usuario durante la instalación de software.</text:p>
      <text:p text:style-name="Standard">c) Un programa para realizar copias de seguridad de los archivos.</text:p>
      <text:p text:style-name="Standard">d) Un archivo de configuración del sistema operativo.</text:p>
      <text:p text:style-name="Standard"/>
      <text:p text:style-name="Standard">¿Qué es el "Asistente de configuración" en Windows?</text:p>
      <text:p text:style-name="Standard">a) Un programa para realizar copias de seguridad de los archivos.</text:p>
      <text:p text:style-name="Standard">b) Un asistente que guía al usuario durante la configuración inicial del sistema.</text:p>
      <text:p text:style-name="Standard">c) Una herramienta para instalar controladores de hardware.</text:p>
      <text:p text:style-name="Standard">d) Una aplicación para descargar música y videos.</text:p>
      <text:p text:style-name="Standard"/>
      <text:p text:style-name="Standard">¿Qué es el "Instalador de aplicaciones" en Windows?</text:p>
      <text:p text:style-name="Standard">a) Un asistente que guía al usuario durante la instalación de aplicaciones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es el "Gestor de instalación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el "Asistente de actualización" en Windows?</text:p>
      <text:p text:style-name="Standard">a) Un asistente que guía al usuario durante el proceso de actualización del sistema.</text:p>
      <text:p text:style-name="Standard">b) Un programa para realizar copias de seguridad de los archivos.</text:p>
      <text:p text:style-name="Standard">c) Una herramienta para instalar controladores de hardware.</text:p>
      <text:p text:style-name="Standard">d) Una aplicación para descargar música y videos.</text:p>
      <text:p text:style-name="Standard"/>
      <text:p text:style-name="Standard"><text:soft-page-break/>¿Qué es el "Administrador de programas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el "Asistente de instalación de software" en Windows?</text:p>
      <text:p text:style-name="Standard">a) Un asistente que guía al usuario durante la instalación de software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es el "Instalador de programas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el "Asistente de desinstalación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el "Instalador de software" en Windows?</text:p>
      <text:p text:style-name="Standard">a) Un asistente que guía al usuario durante la instalación de software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es el "Centro de actualizaciones" en Windows?</text:p>
      <text:p text:style-name="Standard">a) Una herramienta para gestionar las actualizaciones del sistema.</text:p>
      <text:p text:style-name="Standard">b) Un programa para realizar copias de seguridad de los archivos.</text:p>
      <text:p text:style-name="Standard">c) Una herramienta para proteger el sistema contra virus y malware.</text:p>
      <text:p text:style-name="Standard">d) Un juego de entretenimiento.</text:p>
      <text:p text:style-name="Standard"/>
      <text:p text:style-name="Standard">¿Qué es el "Administrador de aplicaciones" en Windows?</text:p>
      <text:p text:style-name="Standard">a) Una herramienta para instalar y administrar programas.</text:p>
      <text:p text:style-name="Standard">b) Un programa para desinstalar aplicaciones.</text:p>
      <text:p text:style-name="Standard">c) Un antivirus integrado en Windows.</text:p>
      <text:p text:style-name="Standard">d) Una herramienta para personalizar la apariencia del sistema operativo.</text:p>
      <text:p text:style-name="Standard"/>
      <text:p text:style-name="Standard">¿Qué es el "Asistente de instalación de aplicaciones" en Windows?</text:p>
      <text:p text:style-name="Standard">a) Un asistente que guía al usuario durante la instalación de aplicaciones.</text:p>
      <text:p text:style-name="Standard">b) Un programa para desinstalar aplicaciones.</text:p>
      <text:p text:style-name="Standard">c) Una herramienta para personalizar la configuración del sistema.</text:p>
      <text:p text:style-name="Standard">d) Una aplicación para descargar música y videos.</text:p>
      <text:p text:style-name="Standard"/>
      <text:p text:style-name="Standard">¿Qué utilidad de Windows se utiliza para gestionar particiones de disco?</text:p>
      <text:p text:style-name="Standard">a) Administrador de dispositivos.</text:p>
      <text:p text:style-name="Standard">b) Administrador de tareas.</text:p>
      <text:p text:style-name="Standard">c) Administración de discos.</text:p>
      <text:p text:style-name="Standard"><text:soft-page-break/>d) Centro de seguridad de Windows.</text:p>
      <text:p text:style-name="Standard"/>
      <text:p text:style-name="Standard">¿Cuál es la herramienta de Windows que se utiliza para desfragmentar discos duros?</text:p>
      <text:p text:style-name="Standard">a) Administrador de tareas.</text:p>
      <text:p text:style-name="Standard">b) Desfragmentador de disco.</text:p>
      <text:p text:style-name="Standard">c) Centro de seguridad de Windows.</text:p>
      <text:p text:style-name="Standard">d) Panel de control.</text:p>
      <text:p text:style-name="Standard"/>
      <text:p text:style-name="Standard">¿Qué utilidad de Windows se utiliza para realizar copias de seguridad y restaurar archivos?</text:p>
      <text:p text:style-name="Standard">a) Administrador de archivos.</text:p>
      <text:p text:style-name="Standard">b) Administrador de copias de seguridad.</text:p>
      <text:p text:style-name="Standard">c) Centro de seguridad de Windows.</text:p>
      <text:p text:style-name="Standard">d) Historial de archivos.</text:p>
      <text:p text:style-name="Standard"/>
      <text:p text:style-name="Standard">¿Cuál es la herramienta de Windows que se utiliza para grabar imágenes de disco?</text:p>
      <text:p text:style-name="Standard">a) Grabador de discos de Windows.</text:p>
      <text:p text:style-name="Standard">b) Administrador de imágenes de disco.</text:p>
      <text:p text:style-name="Standard">c) Centro de seguridad de Windows.</text:p>
      <text:p text:style-name="Standard">d) Administrador de archivos.</text:p>
      <text:p text:style-name="Standard"/>
      <text:p text:style-name="Standard">¿Qué utilidad de Windows se utiliza para programar tareas automatizadas?</text:p>
      <text:p text:style-name="Standard">a) Programador de tareas.</text:p>
      <text:p text:style-name="Standard">b) Planificador de eventos.</text:p>
      <text:p text:style-name="Standard">c) Centro de seguridad de Windows.</text:p>
      <text:p text:style-name="Standard">d) Administrador de tareas.</text:p>
      <text:p text:style-name="Standard"/>
      <text:p text:style-name="Standard">¿Cuál es la herramienta de Windows que se utiliza para realizar capturas de pantalla?</text:p>
      <text:p text:style-name="Standard">a) Capturador de pantalla.</text:p>
      <text:p text:style-name="Standard">b) Grabador de pantalla.</text:p>
      <text:p text:style-name="Standard">c) Centro de seguridad de Windows.</text:p>
      <text:p text:style-name="Standard">d) Recortes.</text:p>
      <text:p text:style-name="Standard"/>
      <text:p text:style-name="Standard">¿Qué utilidad de Windows se utiliza para limpiar archivos innecesarios y temporales?</text:p>
      <text:p text:style-name="Standard">a) Limpiador de disco.</text:p>
      <text:p text:style-name="Standard">b) Limpiador de archivos.</text:p>
      <text:p text:style-name="Standard">c) Centro de seguridad de Windows.</text:p>
      <text:p text:style-name="Standard">d) Optimizador de sistema.</text:p>
      <text:p text:style-name="Standard"/>
      <text:p text:style-name="Standard">¿Cuál es la herramienta de Windows que se utiliza para realizar videoconferencias y llamadas?</text:p>
      <text:p text:style-name="Standard">a) Skype.</text:p>
      <text:p text:style-name="Standard">b) Teams.</text:p>
      <text:p text:style-name="Standard">c) Messenger.</text:p>
      <text:p text:style-name="Standard">d) Zoom.</text:p>
      <text:p text:style-name="Standard"/>
      <text:p text:style-name="Standard">¿Qué utilidad de Windows se utiliza para monitorizar el rendimiento del sistema?</text:p>
      <text:p text:style-name="Standard">a) Monitor de rendimiento.</text:p>
      <text:p text:style-name="Standard">b) Centro de seguridad de Windows.</text:p>
      <text:p text:style-name="Standard">c) Administrador de tareas.</text:p>
      <text:p text:style-name="Standard">d) Panel de control.</text:p>
      <text:p text:style-name="Standard"/>
      <text:p text:style-name="Standard">¿Cuál es la herramienta de Windows que se utiliza para configurar dispositivos conectados al equipo?</text:p>
      <text:p text:style-name="Standard"><text:soft-page-break/>a) Administrador de dispositivos.</text:p>
      <text:p text:style-name="Standard">b) Centro de dispositivos.</text:p>
      <text:p text:style-name="Standard">c) Configurador de dispositivos.</text:p>
      <text:p text:style-name="Standard">d) Panel de control.</text:p>
      <text:p text:style-name="Standard"/>
      <text:p text:style-name="Standard">¿Qué utilidad de Windows se utiliza para cambiar la configuración de red y conexión?</text:p>
      <text:p text:style-name="Standard">a) Configuración de red.</text:p>
      <text:p text:style-name="Standard">b) Panel de control.</text:p>
      <text:p text:style-name="Standard">c) Centro de seguridad de Windows.</text:p>
      <text:p text:style-name="Standard">d) Configurador de red.</text:p>
      <text:p text:style-name="Standard"/>
      <text:p text:style-name="Standard">¿Cuál es la herramienta de Windows que se utiliza para gestionar cuentas de usuario?</text:p>
      <text:p text:style-name="Standard">a) Configuración de cuentas.</text:p>
      <text:p text:style-name="Standard">b) Panel de control de usuarios.</text:p>
      <text:p text:style-name="Standard">c) Centro de seguridad de Windows.</text:p>
      <text:p text:style-name="Standard">d) Administrador de usuarios.</text:p>
      <text:p text:style-name="Standard"/>
      <text:p text:style-name="Standard">¿Qué utilidad de Windows se utiliza para verificar y reparar errores en el sistema de archivos?</text:p>
      <text:p text:style-name="Standard">a) Comprobador de archivos del sistema.</text:p>
      <text:p text:style-name="Standard">b) Reparador de archivos.</text:p>
      <text:p text:style-name="Standard">c) Centro de seguridad de Windows.</text:p>
      <text:p text:style-name="Standard">d) Panel de control de archivos.</text:p>
      <text:p text:style-name="Standard"/>
      <text:p text:style-name="Standard">¿Cuál es la herramienta de Windows que se utiliza para configurar el firewall y la seguridad de red?</text:p>
      <text:p text:style-name="Standard">a) Firewall de Windows.</text:p>
      <text:p text:style-name="Standard">b) Centro de seguridad de Windows.</text:p>
      <text:p text:style-name="Standard">c) Configuración de red.</text:p>
      <text:p text:style-name="Standard">d) Panel de control de seguridad.</text:p>
      <text:p text:style-name="Standard"/>
      <text:p text:style-name="Standard">¿Qué utilidad de Windows se utiliza para cambiar la configuración de energía y la administración de la batería en dispositivos portátiles?</text:p>
      <text:p text:style-name="Standard">a) Configuración de energía.</text:p>
      <text:p text:style-name="Standard">b) Panel de control de energía.</text:p>
      <text:p text:style-name="Standard">c) Centro de seguridad de Windows.</text:p>
      <text:p text:style-name="Standard">d) Administrador de energía.</text:p>
      <text:p text:style-name="Standard"/>
      <text:p text:style-name="Standard">¿Cuál es la herramienta de Windows que se utiliza para realizar videojuegos y grabar sesiones de juego?</text:p>
      <text:p text:style-name="Standard">a) Game Bar.</text:p>
      <text:p text:style-name="Standard">b) Game Mode.</text:p>
      <text:p text:style-name="Standard">c) Centro de juegos de Windows.</text:p>
      <text:p text:style-name="Standard">d) Grabador de juegos.</text:p>
      <text:p text:style-name="Standard"/>
      <text:p text:style-name="Standard">¿Qué utilidad de Windows se utiliza para conectar de forma remota a otros equipos?</text:p>
      <text:p text:style-name="Standard">a) Escritorio remoto.</text:p>
      <text:p text:style-name="Standard">b) Conexión a distancia.</text:p>
      <text:p text:style-name="Standard">c) Centro de seguridad de Windows.</text:p>
      <text:p text:style-name="Standard">d) Administrador de equipos.</text:p>
      <text:p text:style-name="Standard"/>
      <text:p text:style-name="Standard">¿Cuál es la herramienta de Windows que se utiliza para cambiar la configuración de fecha y hora?</text:p>
      <text:p text:style-name="Standard">a) Configuración de fecha y hora.</text:p>
      <text:p text:style-name="Standard">b) Reloj y calendario.</text:p>
      <text:p text:style-name="Standard"><text:soft-page-break/>c) Centro de seguridad de Windows.</text:p>
      <text:p text:style-name="Standard">d) Panel de control de fecha y hora.</text:p>
      <text:p text:style-name="Standard"/>
      <text:p text:style-name="Standard">¿Qué utilidad de Windows se utiliza para cambiar la configuración de idioma y región?</text:p>
      <text:p text:style-name="Standard">a) Configuración de idioma.</text:p>
      <text:p text:style-name="Standard">b) Panel de control de idioma.</text:p>
      <text:p text:style-name="Standard">c) Centro de seguridad de Windows.</text:p>
      <text:p text:style-name="Standard">d) Configurador de región.</text:p>
      <text:p text:style-name="Standard"/>
      <text:p text:style-name="Standard"/>
      <text:p text:style-name="Standard">¿Cuál de los siguientes es un ejemplo de software de ofimática?</text:p>
      <text:p text:style-name="Standard">a) Adobe Photoshop.</text:p>
      <text:p text:style-name="Standard">b) Microsoft Word.</text:p>
      <text:p text:style-name="Standard">c) AutoCAD.</text:p>
      <text:p text:style-name="Standard">d) Adobe Premiere.</text:p>
      <text:p text:style-name="Standard"/>
      <text:p text:style-name="Standard">¿Para qué se utiliza comúnmente el software de hojas de cálculo?</text:p>
      <text:p text:style-name="Standard">a) Para editar imágenes.</text:p>
      <text:p text:style-name="Standard">b) Para crear presentaciones.</text:p>
      <text:p text:style-name="Standard">c) Para organizar y manipular datos numéricos.</text:p>
      <text:p text:style-name="Standard">d) Para diseñar páginas web.</text:p>
      <text:p text:style-name="Standard"/>
      <text:p text:style-name="Standard">¿Cuál de las siguientes opciones describe mejor el software de diseño gráfico?</text:p>
      <text:p text:style-name="Standard">a) Se utiliza para escribir código de programación.</text:p>
      <text:p text:style-name="Standard">b) Se utiliza para crear y editar imágenes y gráficos.</text:p>
      <text:p text:style-name="Standard">c) Se utiliza para administrar bases de datos.</text:p>
      <text:p text:style-name="Standard">d) Se utiliza para crear presentaciones.</text:p>
      <text:p text:style-name="Standard"/>
      <text:p text:style-name="Standard">¿Cuál de las siguientes aplicaciones es un software de gestión de proyectos?</text:p>
      <text:p text:style-name="Standard">a) Microsoft Excel.</text:p>
      <text:p text:style-name="Standard">b) Adobe Illustrator.</text:p>
      <text:p text:style-name="Standard">c) Microsoft Project.</text:p>
      <text:p text:style-name="Standard">d) Adobe InDesign.</text:p>
      <text:p text:style-name="Standard"/>
      <text:p text:style-name="Standard">¿Para qué se utiliza comúnmente el software de edición de video?</text:p>
      <text:p text:style-name="Standard">a) Para escribir documentos.</text:p>
      <text:p text:style-name="Standard">b) Para crear y editar videos.</text:p>
      <text:p text:style-name="Standard">c) Para diseñar gráficos vectoriales.</text:p>
      <text:p text:style-name="Standard">d) Para gestionar tareas y proyectos.</text:p>
      <text:p text:style-name="Standard"/>
      <text:p text:style-name="Standard">¿Cuál de las siguientes opciones describe mejor el software de modelado 3D?</text:p>
      <text:p text:style-name="Standard">a) Se utiliza para editar música.</text:p>
      <text:p text:style-name="Standard">b) Se utiliza para crear y visualizar modelos tridimensionales.</text:p>
      <text:p text:style-name="Standard">c) Se utiliza para escribir código de programación.</text:p>
      <text:p text:style-name="Standard">d) Se utiliza para gestionar bases de datos.</text:p>
      <text:p text:style-name="Standard"/>
      <text:p text:style-name="Standard">¿Cuál de las siguientes aplicaciones es un software de edición de audio?</text:p>
      <text:p text:style-name="Standard">a) Adobe After Effects.</text:p>
      <text:p text:style-name="Standard">b) Audacity.</text:p>
      <text:p text:style-name="Standard">c) Autodesk Maya.</text:p>
      <text:p text:style-name="Standard">d) Microsoft Excel.</text:p>
      <text:p text:style-name="Standard"/>
      <text:p text:style-name="Standard"><text:soft-page-break/>¿Para qué se utiliza comúnmente el software de procesamiento de texto?</text:p>
      <text:p text:style-name="Standard">a) Para editar imágenes.</text:p>
      <text:p text:style-name="Standard">b) Para crear y editar documentos de texto.</text:p>
      <text:p text:style-name="Standard">c) Para diseñar animaciones.</text:p>
      <text:p text:style-name="Standard">d) Para gestionar proyectos.</text:p>
      <text:p text:style-name="Standard"/>
      <text:p text:style-name="Standard">¿Cuál de las siguientes opciones describe mejor el software de gestión de bases de datos?</text:p>
      <text:p text:style-name="Standard">a) Se utiliza para crear presentaciones.</text:p>
      <text:p text:style-name="Standard">b) Se utiliza para editar videos.</text:p>
      <text:p text:style-name="Standard">c) Se utiliza para almacenar, organizar y recuperar datos.</text:p>
      <text:p text:style-name="Standard">d) Se utiliza para diseñar páginas web.</text:p>
      <text:p text:style-name="Standard"/>
      <text:p text:style-name="Standard">¿Cuál de las siguientes aplicaciones es un software de navegación web?</text:p>
      <text:p text:style-name="Standard">a) Microsoft Word.</text:p>
      <text:p text:style-name="Standard">b) Google Chrome.</text:p>
      <text:p text:style-name="Standard">c) Adobe Photoshop.</text:p>
      <text:p text:style-name="Standard">d) AutoCAD.</text:p>
      <text:p text:style-name="Standard"/>
      <text:p text:style-name="Standard">¿Para qué se utiliza comúnmente el software de antivirus?</text:p>
      <text:p text:style-name="Standard">a) Para crear y editar documentos de texto.</text:p>
      <text:p text:style-name="Standard">b) Para proteger el sistema contra virus y malware.</text:p>
      <text:p text:style-name="Standard">c) Para diseñar gráficos vectoriales.</text:p>
      <text:p text:style-name="Standard">d) Para gestionar proyectos.</text:p>
      <text:p text:style-name="Standard"/>
      <text:p text:style-name="Standard">¿Cuál de las siguientes opciones describe mejor el software de gestión de contenido?</text:p>
      <text:p text:style-name="Standard">a) Se utiliza para crear y editar imágenes.</text:p>
      <text:p text:style-name="Standard">b) Se utiliza para escribir código de programación.</text:p>
      <text:p text:style-name="Standard">c) Se utiliza para administrar y publicar contenido en línea.</text:p>
      <text:p text:style-name="Standard">d) Se utiliza para editar videos.</text:p>
      <text:p text:style-name="Standard"/>
      <text:p text:style-name="Standard">¿Cuál de las siguientes aplicaciones es un software de correo electrónico?</text:p>
      <text:p text:style-name="Standard">a) Microsoft Excel.</text:p>
      <text:p text:style-name="Standard">b) Outlook.</text:p>
      <text:p text:style-name="Standard">c) Adobe InDesign.</text:p>
      <text:p text:style-name="Standard">d) Blender.</text:p>
      <text:p text:style-name="Standard"/>
      <text:p text:style-name="Standard">¿Para qué se utiliza comúnmente el software de presentaciones?</text:p>
      <text:p text:style-name="Standard">a) Para editar música.</text:p>
      <text:p text:style-name="Standard">b) Para crear y presentar diapositivas.</text:p>
      <text:p text:style-name="Standard">c) Para diseñar gráficos vectoriales.</text:p>
      <text:p text:style-name="Standard">d) Para gestionar proyectos.</text:p>
      <text:p text:style-name="Standard"/>
      <text:p text:style-name="Standard">¿Cuál de las siguientes opciones describe mejor el software de gestión de recursos humanos?</text:p>
      <text:p text:style-name="Standard">a) Se utiliza para crear y editar documentos de texto.</text:p>
      <text:p text:style-name="Standard">b) Se utiliza para administrar tareas y proyectos.</text:p>
      <text:p text:style-name="Standard">c) Se utiliza para gestionar información sobre empleados y personal.</text:p>
      <text:p text:style-name="Standard">d) Se utiliza para diseñar animaciones.</text:p>
      <text:p text:style-name="Standard"/>
      <text:p text:style-name="Standard">¿Cuál de las siguientes aplicaciones es un software de edición de fotos?</text:p>
      <text:p text:style-name="Standard">a) Microsoft Word.</text:p>
      <text:p text:style-name="Standard">b) Adobe Photoshop.</text:p>
      <text:p text:style-name="Standard">c) AutoCAD.</text:p>
      <text:p text:style-name="Standard"><text:soft-page-break/>d) Google Chrome.</text:p>
      <text:p text:style-name="Standard"/>
      <text:p text:style-name="Standard">¿Para qué se utiliza comúnmente el software de gestión financiera?</text:p>
      <text:p text:style-name="Standard">a) Para crear y editar videos.</text:p>
      <text:p text:style-name="Standard">b) Para proteger el sistema contra virus y malware.</text:p>
      <text:p text:style-name="Standard">c) Para administrar y controlar las finanzas personales o empresariales.</text:p>
      <text:p text:style-name="Standard">d) Para diseñar páginas web.</text:p>
      <text:p text:style-name="Standard"/>
      <text:p text:style-name="Standard">¿Cuál de las siguientes opciones describe mejor el software de planificación de recursos empresariales (ERP)?</text:p>
      <text:p text:style-name="Standard">a) Se utiliza para crear y editar documentos de texto.</text:p>
      <text:p text:style-name="Standard">b) Se utiliza para gestionar y automatizar procesos empresariales como la contabilidad, la logística y el inventario.</text:p>
      <text:p text:style-name="Standard">c) Se utiliza para diseñar gráficos vectoriales.</text:p>
      <text:p text:style-name="Standard">d) Se utiliza para administrar tareas y proyectos.</text:p>
      <text:p text:style-name="Standard"/>
      <text:p text:style-name="Standard">¿Cuál de las siguientes aplicaciones es un software de mensajería instantánea?</text:p>
      <text:p text:style-name="Standard">a) Microsoft Excel.</text:p>
      <text:p text:style-name="Standard">b) WhatsApp.</text:p>
      <text:p text:style-name="Standard">c) Adobe InDesign.</text:p>
      <text:p text:style-name="Standard">d) Audacity.</text:p>
      <text:p text:style-name="Standard"/>
      <text:p text:style-name="Standard">¿Para qué se utiliza comúnmente el software de gestión de relaciones con los clientes (CRM)?</text:p>
      <text:p text:style-name="Standard">a) Para crear y editar imágenes.</text:p>
      <text:p text:style-name="Standard">b) Para administrar y gestionar las relaciones con los clientes.</text:p>
      <text:p text:style-name="Standard">c) Para almacenar y organizar datos numéricos.</text:p>
      <text:p text:style-name="Standard">d) Para diseñar animaciones.</text:p>
      <text:p text:style-name="Standard"/>
      <text:p text:style-name="Standard">¿Cuál de las siguientes opciones describe mejor el software de gestión de proyectos?</text:p>
      <text:p text:style-name="Standard">a) Se utiliza para crear y editar documentos de texto.</text:p>
      <text:p text:style-name="Standard">b) Se utiliza para administrar tareas y proyectos.</text:p>
      <text:p text:style-name="Standard">c) Se utiliza para diseñar gráficos vectoriales.</text:p>
      <text:p text:style-name="Standard">d) Se utiliza para proteger el sistema contra virus y malware.</text:p>
      <text:p text:style-name="Standard"/>
      <text:p text:style-name="Standard">¿Cuál de las siguientes aplicaciones es un software de videoconferencia?</text:p>
      <text:p text:style-name="Standard">a) Microsoft Word.</text:p>
      <text:p text:style-name="Standard">b) Zoom.</text:p>
      <text:p text:style-name="Standard">c) AutoCAD.</text:p>
      <text:p text:style-name="Standard">d) Adobe Premiere.</text:p>
      <text:p text:style-name="Standard"/>
      <text:p text:style-name="Standard">¿Para qué se utiliza comúnmente el software de gestión de inventario?</text:p>
      <text:p text:style-name="Standard">a) Para editar música.</text:p>
      <text:p text:style-name="Standard">b) Para administrar y controlar el inventario de productos.</text:p>
      <text:p text:style-name="Standard">c) Para diseñar gráficos vectoriales.</text:p>
      <text:p text:style-name="Standard">d) Para gestionar proyectos.</text:p>
      <text:p text:style-name="Standard"/>
      <text:p text:style-name="Standard">¿Cuál de las siguientes opciones describe mejor el software de gestión de activos?</text:p>
      <text:p text:style-name="Standard">a) Se utiliza para crear y editar imágenes.</text:p>
      <text:p text:style-name="Standard">b) Se utiliza para administrar y controlar los activos de una empresa.</text:p>
      <text:p text:style-name="Standard">c) Se utiliza para escribir código de programación.</text:p>
      <text:p text:style-name="Standard">d) Se utiliza para administrar tareas y proyectos.</text:p>
      <text:p text:style-name="Standard"/>
      <text:p text:style-name="Standard"><text:soft-page-break/>¿Cuál de las siguientes aplicaciones es un software de gestión de contenido empresarial (ECM)?</text:p>
      <text:p text:style-name="Standard">a) Microsoft Excel.</text:p>
      <text:p text:style-name="Standard">b) SharePoint.</text:p>
      <text:p text:style-name="Standard">c) Adobe InDesign.</text:p>
      <text:p text:style-name="Standard">d) Blender.</text:p>
      <text:p text:style-name="Standard"/>
      <text:p text:style-name="Standard">¿Para qué se utiliza comúnmente el software de gestión de proyectos de código abierto?</text:p>
      <text:p text:style-name="Standard">a) Para crear y editar videos.</text:p>
      <text:p text:style-name="Standard">b) Para administrar tareas y proyectos sin costo.</text:p>
      <text:p text:style-name="Standard">c) Para proteger el sistema contra virus y malware.</text:p>
      <text:p text:style-name="Standard">d) Para diseñar páginas web.</text:p>
      <text:p text:style-name="Standard"/>
      <text:p text:style-name="Standard">¿Cuál de las siguientes opciones describe mejor el software de colaboración en línea?</text:p>
      <text:p text:style-name="Standard">a) Se utiliza para crear y editar documentos de texto.</text:p>
      <text:p text:style-name="Standard">b) Se utiliza para colaborar en tiempo real en proyectos y documentos.</text:p>
      <text:p text:style-name="Standard">c) Se utiliza para diseñar gráficos vectoriales.</text:p>
      <text:p text:style-name="Standard">d) Se utiliza para administrar tareas y proyectos.</text:p>
      <text:p text:style-name="Standard"/>
      <text:p text:style-name="Standard">¿Cuál de las siguientes aplicaciones es un software de gestión de flotas?</text:p>
      <text:p text:style-name="Standard">a) Microsoft Word.</text:p>
      <text:p text:style-name="Standard">b) Fleetio.</text:p>
      <text:p text:style-name="Standard">c) AutoCAD.</text:p>
      <text:p text:style-name="Standard">d) Adobe Premiere.</text:p>
      <text:p text:style-name="Standard"/>
      <text:p text:style-name="Standard">¿Para qué se utiliza comúnmente el software de planificación de recursos humanos (HRP)?</text:p>
      <text:p text:style-name="Standard">a) Para editar música.</text:p>
      <text:p text:style-name="Standard">b) Para administrar y planificar las actividades relacionadas con los recursos humanos.</text:p>
      <text:p text:style-name="Standard">c) Para diseñar gráficos vectoriales.</text:p>
      <text:p text:style-name="Standard">d) Para gestionar proyectos.</text:p>
      <text:p text:style-name="Standard"/>
      <text:p text:style-name="Standard">¿Cuál de las siguientes opciones describe mejor el software de gestión de cadena de suministro (SCM)?</text:p>
      <text:p text:style-name="Standard">a) Se utiliza para crear y editar imágenes.</text:p>
      <text:p text:style-name="Standard">b) Se utiliza para administrar y optimizar la cadena de suministro de una empresa.</text:p>
      <text:p text:style-name="Standard">c) Se utiliza para almacenar y organizar datos numéricos.</text:p>
      <text:p text:style-name="Standard">d) Se utiliza para diseñar animaciones.</text:p>
      <text:p text:style-name="Standard"/>
      <text:p text:style-name="Standard"/>
      <text:p text:style-name="Standard">¿Qué es el registro de Windows?</text:p>
      <text:p text:style-name="Standard">a) Una carpeta donde se almacenan los archivos del sistema operativo.</text:p>
      <text:p text:style-name="Standard">b) Una base de datos centralizada que almacena la configuración y opciones del sistema operativo Windows.</text:p>
      <text:p text:style-name="Standard">c) Un sistema de archivos utilizado para almacenar datos temporales.</text:p>
      <text:p text:style-name="Standard">d) Una herramienta para desfragmentar el disco duro.</text:p>
      <text:p text:style-name="Standard"/>
      <text:p text:style-name="Standard">¿Qué extensión tienen los archivos que contienen copias de seguridad del registro de Windows?</text:p>
      <text:p text:style-name="Standard">a) .regbackup</text:p>
      <text:p text:style-name="Standard">b) .reg</text:p>
      <text:p text:style-name="Standard">c) .dat</text:p>
      <text:p text:style-name="Standard">d) .bak</text:p>
      <text:p text:style-name="Standard"/>
      <text:p text:style-name="Standard">¿Qué herramienta de Windows se utiliza para editar el registro?</text:p>
      <text:p text:style-name="Standard"><text:soft-page-break/>a) Panel de control.</text:p>
      <text:p text:style-name="Standard">b) Editor de registros.</text:p>
      <text:p text:style-name="Standard">c) Regedit.</text:p>
      <text:p text:style-name="Standard">d) Explorador de archivos.</text:p>
      <text:p text:style-name="Standard"/>
      <text:p text:style-name="Standard">¿Qué tipo de datos almacena el registro de Windows principalmente?</text:p>
      <text:p text:style-name="Standard">a) Datos de usuario.</text:p>
      <text:p text:style-name="Standard">b) Configuraciones del sistema y aplicaciones.</text:p>
      <text:p text:style-name="Standard">c) Archivos multimedia.</text:p>
      <text:p text:style-name="Standard">d) Documentos de texto.</text:p>
      <text:p text:style-name="Standard"/>
      <text:p text:style-name="Standard">¿Cuál de las siguientes claves del registro almacena la configuración de hardware del equipo?</text:p>
      <text:p text:style-name="Standard">a) HKEY_LOCAL_MACHINE\Software.</text:p>
      <text:p text:style-name="Standard">b) HKEY_CURRENT_USER\Software.</text:p>
      <text:p text:style-name="Standard">c) HKEY_CLASSES_ROOT.</text:p>
      <text:p text:style-name="Standard">d) HKEY_USERS.</text:p>
      <text:p text:style-name="Standard"/>
      <text:p text:style-name="Standard">¿Qué extensión tienen los archivos que contienen datos del registro exportados?</text:p>
      <text:p text:style-name="Standard">a) .dat</text:p>
      <text:p text:style-name="Standard">b) .reg</text:p>
      <text:p text:style-name="Standard">c) .backup</text:p>
      <text:p text:style-name="Standard">d) .regedit</text:p>
      <text:p text:style-name="Standard"/>
      <text:p text:style-name="Standard">¿Qué tipo de datos almacena un archivo con extensión .dat en el contexto del registro de Windows?</text:p>
      <text:p text:style-name="Standard">a) Configuraciones del sistema.</text:p>
      <text:p text:style-name="Standard">b) Copias de seguridad del registro.</text:p>
      <text:p text:style-name="Standard">c) Datos temporales de aplicaciones.</text:p>
      <text:p text:style-name="Standard">d) Claves del registro exportadas.</text:p>
      <text:p text:style-name="Standard"/>
      <text:p text:style-name="Standard">¿Qué herramienta se utiliza para importar claves y valores al registro desde un archivo .reg?</text:p>
      <text:p text:style-name="Standard">a) Regedit.</text:p>
      <text:p text:style-name="Standard">b) Explorador de archivos.</text:p>
      <text:p text:style-name="Standard">c) Editor de registros.</text:p>
      <text:p text:style-name="Standard">d) Símbolo del sistema.</text:p>
      <text:p text:style-name="Standard"/>
      <text:p text:style-name="Standard">¿Qué tipo de datos almacena un archivo .reg?</text:p>
      <text:p text:style-name="Standard">a) Configuraciones de red.</text:p>
      <text:p text:style-name="Standard">b) Claves del registro y sus valores.</text:p>
      <text:p text:style-name="Standard">c) Imágenes del sistema.</text:p>
      <text:p text:style-name="Standard">d) Documentos de texto.</text:p>
      <text:p text:style-name="Standard"/>
      <text:p text:style-name="Standard">¿Cuál es el propósito principal del registro de Windows?</text:p>
      <text:p text:style-name="Standard">a) Almacenar archivos de sistema.</text:p>
      <text:p text:style-name="Standard">b) Almacenar configuraciones del sistema y aplicaciones.</text:p>
      <text:p text:style-name="Standard">c) Realizar copias de seguridad automáticas.</text:p>
      <text:p text:style-name="Standard">d) Gestionar el espacio en disco.</text:p>
      <text:p text:style-name="Standard"/>
      <text:p text:style-name="Standard">¿Qué herramienta de Windows se utiliza para crear copias de seguridad del registro?</text:p>
      <text:p text:style-name="Standard">a) Regedit.</text:p>
      <text:p text:style-name="Standard">b) Panel de control.</text:p>
      <text:p text:style-name="Standard">c) Restaurador de sistema.</text:p>
      <text:p text:style-name="Standard">d) Editor de registros.</text:p>
      <text:p text:style-name="Standard"><text:soft-page-break/></text:p>
      <text:p text:style-name="Standard">¿Qué extensión tienen los archivos que contienen datos del registro exportados en formato binario?</text:p>
      <text:p text:style-name="Standard">a) .reg</text:p>
      <text:p text:style-name="Standard">b) .bin</text:p>
      <text:p text:style-name="Standard">c) .dat</text:p>
      <text:p text:style-name="Standard">d) .bkp</text:p>
      <text:p text:style-name="Standard"/>
      <text:p text:style-name="Standard">¿Cuál es el nombre de la clave del registro que contiene la configuración del usuario actual?</text:p>
      <text:p text:style-name="Standard">a) HKEY_LOCAL_MACHINE.</text:p>
      <text:p text:style-name="Standard">b) HKEY_CURRENT_USER.</text:p>
      <text:p text:style-name="Standard">c) HKEY_CLASSES_ROOT.</text:p>
      <text:p text:style-name="Standard">d) HKEY_USERS.</text:p>
      <text:p text:style-name="Standard"/>
      <text:p text:style-name="Standard">¿Qué tipo de datos almacena un archivo .dat en el contexto del registro de Windows?</text:p>
      <text:p text:style-name="Standard">a) Claves del registro y sus valores.</text:p>
      <text:p text:style-name="Standard">b) Copias de seguridad del registro.</text:p>
      <text:p text:style-name="Standard">c) Datos temporales de aplicaciones.</text:p>
      <text:p text:style-name="Standard">d) Documentos de texto.</text:p>
      <text:p text:style-name="Standard"/>
      <text:p text:style-name="Standard">¿Qué extensión tienen los archivos que contienen una copia del registro de Windows?</text:p>
      <text:p text:style-name="Standard">a) .backup</text:p>
      <text:p text:style-name="Standard">b) .reg</text:p>
      <text:p text:style-name="Standard">c) .dat</text:p>
      <text:p text:style-name="Standard">d) .regbackup</text:p>
      <text:p text:style-name="Standard"/>
      <text:p text:style-name="Standard">¿Qué herramienta de Windows se utiliza para restaurar el sistema a un estado anterior mediante el registro?</text:p>
      <text:p text:style-name="Standard">a) Regedit.</text:p>
      <text:p text:style-name="Standard">b) Restaurador de sistema.</text:p>
      <text:p text:style-name="Standard">c) Editor de registros.</text:p>
      <text:p text:style-name="Standard">d) Explorador de archivos.</text:p>
      <text:p text:style-name="Standard"/>
      <text:p text:style-name="Standard">¿Qué tipo de datos almacena un archivo .reg en el contexto del registro de Windows?</text:p>
      <text:p text:style-name="Standard">a) Configuraciones del sistema.</text:p>
      <text:p text:style-name="Standard">b) Copias de seguridad del registro.</text:p>
      <text:p text:style-name="Standard">c) Claves del registro y sus valores.</text:p>
      <text:p text:style-name="Standard">d) Documentos de texto.</text:p>
      <text:p text:style-name="Standard"/>
      <text:p text:style-name="Standard">¿Qué extensión tienen los archivos que contienen claves y valores exportados del registro?</text:p>
      <text:p text:style-name="Standard">a) .regedit</text:p>
      <text:p text:style-name="Standard">b) .export</text:p>
      <text:p text:style-name="Standard">c) .reg</text:p>
      <text:p text:style-name="Standard">d) .key</text:p>
      <text:p text:style-name="Standard"/>
      <text:p text:style-name="Standard">¿Qué herramienta se utiliza para exportar claves y valores del registro a un archivo .reg?</text:p>
      <text:p text:style-name="Standard">a) Regedit.</text:p>
      <text:p text:style-name="Standard">b) Editor de registros.</text:p>
      <text:p text:style-name="Standard">c) Símbolo del sistema.</text:p>
      <text:p text:style-name="Standard">d) Explorador de archivos.</text:p>
      <text:p text:style-name="Standard"/>
      <text:p text:style-name="Standard">¿Cuál es la función principal de la herramienta Regedit en Windows?</text:p>
      <text:p text:style-name="Standard">a) Desfragmentar el registro.</text:p>
      <text:p text:style-name="Standard"><text:soft-page-break/>b) Editar y visualizar el contenido del registro.</text:p>
      <text:p text:style-name="Standard">c) Realizar copias de seguridad del sistema.</text:p>
      <text:p text:style-name="Standard">d) Restaurar el sistema a un estado anterior.</text:p>
      <text:p text:style-name="Standard"/>
      <text:p text:style-name="Standard">¿Qué tipo de datos almacena un archivo .dat en el contexto del registro de Windows?</text:p>
      <text:p text:style-name="Standard">a) Configuraciones del sistema.</text:p>
      <text:p text:style-name="Standard">b) Copias de seguridad del registro.</text:p>
      <text:p text:style-name="Standard">c) Datos temporales de aplicaciones.</text:p>
      <text:p text:style-name="Standard">d) Claves del registro y sus valores.</text:p>
      <text:p text:style-name="Standard"/>
      <text:p text:style-name="Standard">¿Qué extensión tienen los archivos que contienen una copia del registro de Windows?</text:p>
      <text:p text:style-name="Standard">a) .backup</text:p>
      <text:p text:style-name="Standard">b) .reg</text:p>
      <text:p text:style-name="Standard">c) .dat</text:p>
      <text:p text:style-name="Standard">d) .regbackup</text:p>
      <text:p text:style-name="Standard"/>
      <text:p text:style-name="Standard">¿Qué herramienta de Windows se utiliza para restaurar el sistema a un estado anterior mediante el registro?</text:p>
      <text:p text:style-name="Standard">a) Regedit.</text:p>
      <text:p text:style-name="Standard">b) Restaurador de sistema.</text:p>
      <text:p text:style-name="Standard">c) Editor de registros.</text:p>
      <text:p text:style-name="Standard">d) Explorador de archivos.</text:p>
      <text:p text:style-name="Standard"/>
      <text:p text:style-name="Standard">¿Qué tipo de datos almacena un archivo .reg en el contexto del registro de Windows?</text:p>
      <text:p text:style-name="Standard">a) Configuraciones del sistema.</text:p>
      <text:p text:style-name="Standard">b) Copias de seguridad del registro.</text:p>
      <text:p text:style-name="Standard">c) Claves del registro y sus valores.</text:p>
      <text:p text:style-name="Standard">d) Documentos de texto.</text:p>
      <text:p text:style-name="Standard"/>
      <text:p text:style-name="Standard">¿Qué extensión tienen los archivos que contienen claves y valores exportados del registro?</text:p>
      <text:p text:style-name="Standard">a) .regedit</text:p>
      <text:p text:style-name="Standard">b) .export</text:p>
      <text:p text:style-name="Standard">c) .reg</text:p>
      <text:p text:style-name="Standard">d) .key</text:p>
      <text:p text:style-name="Standard"/>
      <text:p text:style-name="Standard">¿Qué herramienta se utiliza para exportar claves y valores del registro a un archivo .reg?</text:p>
      <text:p text:style-name="Standard">a) Regedit.</text:p>
      <text:p text:style-name="Standard">b) Editor de registros.</text:p>
      <text:p text:style-name="Standard">c) Símbolo del sistema.</text:p>
      <text:p text:style-name="Standard">d) Explorador de archivos.</text:p>
      <text:p text:style-name="Standard"/>
      <text:p text:style-name="Standard">¿Cuál es la función principal de la herramienta Regedit en Windows?</text:p>
      <text:p text:style-name="Standard">a) Desfragmentar el registro.</text:p>
      <text:p text:style-name="Standard">b) Editar y visualizar el contenido del registro.</text:p>
      <text:p text:style-name="Standard">c) Realizar copias de seguridad del sistema.</text:p>
      <text:p text:style-name="Standard">d) Restaurar el sistema a un estado anterior.</text:p>
      <text:p text:style-name="Standard"/>
      <text:p text:style-name="Standard">¿Qué tipo de datos almacena un archivo .dat en el contexto del registro de Windows?</text:p>
      <text:p text:style-name="Standard">a) Configuraciones del sistema.</text:p>
      <text:p text:style-name="Standard">b) Copias de seguridad del registro.</text:p>
      <text:p text:style-name="Standard">c) Datos temporales de aplicaciones.</text:p>
      <text:p text:style-name="Standard">d) Claves del registro y sus valores.</text:p>
      <text:p text:style-name="Standard"><text:soft-page-break/></text:p>
      <text:p text:style-name="Standard">¿Qué extensión tienen los archivos que contienen una copia del registro de Windows?</text:p>
      <text:p text:style-name="Standard">a) .backup</text:p>
      <text:p text:style-name="Standard">b) .reg</text:p>
      <text:p text:style-name="Standard">c) .dat</text:p>
      <text:p text:style-name="Standard">d) .regbackup</text:p>
      <text:p text:style-name="Standard"/>
      <text:p text:style-name="Standard">¿Qué herramienta de Windows se utiliza para restaurar el sistema a un estado anterior mediante el registro?</text:p>
      <text:p text:style-name="Standard">a) Regedit.</text:p>
      <text:p text:style-name="Standard">b) Restaurador de sistema.</text:p>
      <text:p text:style-name="Standard">c) Editor de registros.</text:p>
      <text:p text:style-name="Standard">d) Explorador de archiv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7:51:12.066486380</meta:creation-date>
    <dc:date>2024-03-02T18:37:30.424915744</dc:date>
    <meta:editing-duration>PT46M17S</meta:editing-duration>
    <meta:editing-cycles>4</meta:editing-cycles>
    <meta:generator>LibreOffice/7.6.2.1$Linux_X86_64 LibreOffice_project/56f7684011345957bbf33a7ee678afaf4d2ba333</meta:generator>
    <meta:document-statistic meta:table-count="0" meta:image-count="0" meta:object-count="0" meta:page-count="39" meta:paragraph-count="1596" meta:word-count="12041" meta:character-count="72473" meta:non-whitespace-character-count="62028"/>
  </office:meta>
</office:document-meta>
</file>